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Arial1"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3.3236in" fo:margin-top="0in" fo:margin-bottom="0in" table:align="center" style:writing-mode="lr-tb"/>
    </style:style>
    <style:style style:name="Table1.A" style:family="table-column">
      <style:table-column-properties style:column-width="1.2563in"/>
    </style:style>
    <style:style style:name="Table1.B" style:family="table-column">
      <style:table-column-properties style:column-width="0.9847in"/>
    </style:style>
    <style:style style:name="Table1.C" style:family="table-column">
      <style:table-column-properties style:column-width="1.0826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000000" fo:border-bottom="0.5pt solid #000000"/>
    </style:style>
    <style:style style:name="Table1.A2" style:family="table-cell">
      <style:table-cell-properties fo:padding-left="0.075in" fo:padding-right="0.075in" fo:padding-top="0in" fo:padding-bottom="0in" fo:border-left="none" fo:border-right="none" fo:border-top="0.5pt solid #000000" fo:border-bottom="none"/>
    </style:style>
    <style:style style:name="Table1.A3" style:family="table-cell">
      <style:table-cell-properties fo:padding-left="0.075in" fo:padding-right="0.075in" fo:padding-top="0in" fo:padding-bottom="0in" fo:border="none"/>
    </style:style>
    <style:style style:name="Table1.A4" style:family="table-cell">
      <style:table-cell-properties fo:padding-left="0.075in" fo:padding-right="0.075in" fo:padding-top="0in" fo:padding-bottom="0in" fo:border-left="none" fo:border-right="none" fo:border-top="none" fo:border-bottom="0.5pt solid #000000"/>
    </style:style>
    <style:style style:name="Table2" style:family="table">
      <style:table-properties style:width="4.7201in" fo:margin-top="0in" fo:margin-bottom="0in" table:align="center" style:writing-mode="lr-tb"/>
    </style:style>
    <style:style style:name="Table2.A" style:family="table-column">
      <style:table-column-properties style:column-width="1.2069in"/>
    </style:style>
    <style:style style:name="Table2.B" style:family="table-column">
      <style:table-column-properties style:column-width="3.5125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0.75pt solid #000000" fo:border-top="0.75pt solid #000000" fo:border-bottom="0.75pt solid #000000"/>
    </style:style>
    <style:style style:name="Table2.A2" style:family="table-cell">
      <style:table-cell-properties fo:padding-left="0.075in" fo:padding-right="0.075in" fo:padding-top="0in" fo:padding-bottom="0in" fo:border-left="none" fo:border-right="none" fo:border-top="0.75pt solid #000000" fo:border-bottom="none"/>
    </style:style>
    <style:style style:name="Table2.A3" style:family="table-cell">
      <style:table-cell-properties fo:padding-left="0.075in" fo:padding-right="0.075in" fo:padding-top="0in" fo:padding-bottom="0in" fo:border="none"/>
    </style:style>
    <style:style style:name="Table2.A6" style:family="table-cell">
      <style:table-cell-properties fo:padding-left="0.075in" fo:padding-right="0.075in" fo:padding-top="0in" fo:padding-bottom="0in" fo:border-left="none" fo:border-right="none" fo:border-top="none" fo:border-bottom="0.75pt solid #000000"/>
    </style:style>
    <style:style style:name="Table3" style:family="table">
      <style:table-properties style:width="4.7201in" fo:margin-left="0in" fo:margin-top="0in" fo:margin-bottom="0in" table:align="left" style:writing-mode="lr-tb"/>
    </style:style>
    <style:style style:name="Table3.A" style:family="table-column">
      <style:table-column-properties style:column-width="0.5181in"/>
    </style:style>
    <style:style style:name="Table3.B" style:family="table-column">
      <style:table-column-properties style:column-width="0.6854in"/>
    </style:style>
    <style:style style:name="Table3.C" style:family="table-column">
      <style:table-column-properties style:column-width="0.559in"/>
    </style:style>
    <style:style style:name="Table3.D" style:family="table-column">
      <style:table-column-properties style:column-width="0.8563in"/>
    </style:style>
    <style:style style:name="Table3.1" style:family="table-row">
      <style:table-row-properties fo:keep-together="auto"/>
    </style:style>
    <style:style style:name="Table3.A1" style:family="table-cell">
      <style:table-cell-properties fo:padding="0in" fo:border-left="none" fo:border-right="none" fo:border-top="0.5pt solid #000000" fo:border-bottom="none"/>
    </style:style>
    <style:style style:name="Table3.B1" style:family="table-cell">
      <style:table-cell-properties fo:padding="0in" fo:border-left="none" fo:border-right="none" fo:border-top="0.5pt solid #000000" fo:border-bottom="0.5pt solid #000000"/>
    </style:style>
    <style:style style:name="Table3.A2" style:family="table-cell">
      <style:table-cell-properties fo:padding="0in" fo:border="none"/>
    </style:style>
    <style:style style:name="Table3.A3" style:family="table-cell">
      <style:table-cell-properties style:vertical-align="middle" fo:padding="0in" fo:border="none"/>
    </style:style>
    <style:style style:name="Table3.B3" style:family="table-cell">
      <style:table-cell-properties style:vertical-align="middle" fo:padding="0in" fo:border-left="none" fo:border-right="none" fo:border-top="0.5pt solid #000000" fo:border-bottom="none"/>
    </style:style>
    <style:style style:name="Table3.A4" style:family="table-cell">
      <style:table-cell-properties style:vertical-align="middle" fo:padding="0in" fo:border-left="none" fo:border-right="none" fo:border-top="none" fo:border-bottom="0.5pt solid #000000"/>
    </style:style>
    <style:style style:name="Table4" style:family="table">
      <style:table-properties style:width="4.7201in" fo:margin-left="0in" fo:margin-top="0in" fo:margin-bottom="0in" table:align="left" style:writing-mode="lr-tb"/>
    </style:style>
    <style:style style:name="Table4.A" style:family="table-column">
      <style:table-column-properties style:column-width="1.066in"/>
    </style:style>
    <style:style style:name="Table4.B" style:family="table-column">
      <style:table-column-properties style:column-width="1.1132in"/>
    </style:style>
    <style:style style:name="Table4.C" style:family="table-column">
      <style:table-column-properties style:column-width="0.4688in"/>
    </style:style>
    <style:style style:name="Table4.D" style:family="table-column">
      <style:table-column-properties style:column-width="0.3889in"/>
    </style:style>
    <style:style style:name="Table4.E" style:family="table-column">
      <style:table-column-properties style:column-width="0.4681in"/>
    </style:style>
    <style:style style:name="Table4.G" style:family="table-column">
      <style:table-column-properties style:column-width="0.8257in"/>
    </style:style>
    <style:style style:name="Table4.1" style:family="table-row">
      <style:table-row-properties fo:keep-together="auto"/>
    </style:style>
    <style:style style:name="Table4.A1" style:family="table-cell">
      <style:table-cell-properties fo:padding-left="0.075in" fo:padding-right="0.075in" fo:padding-top="0in" fo:padding-bottom="0in" fo:border-left="none" fo:border-right="none" fo:border-top="0.5pt solid #000000" fo:border-bottom="0.5pt solid #000000"/>
    </style:style>
    <style:style style:name="Table5" style:family="table">
      <style:table-properties style:width="4.7201in" fo:margin-top="0in" fo:margin-bottom="0in" table:align="center" style:writing-mode="lr-tb"/>
    </style:style>
    <style:style style:name="Table5.A" style:family="table-column">
      <style:table-column-properties style:column-width="1.2375in"/>
    </style:style>
    <style:style style:name="Table5.B" style:family="table-column">
      <style:table-column-properties style:column-width="1.7993in"/>
    </style:style>
    <style:style style:name="Table5.C" style:family="table-column">
      <style:table-column-properties style:column-width="1.6833in"/>
    </style:style>
    <style:style style:name="Table5.1" style:family="table-row">
      <style:table-row-properties fo:keep-together="auto"/>
    </style:style>
    <style:style style:name="Table5.A1" style:family="table-cell">
      <style:table-cell-properties fo:padding-left="0.075in" fo:padding-right="0.075in" fo:padding-top="0in" fo:padding-bottom="0in" fo:border-left="none" fo:border-right="none" fo:border-top="0.5pt solid #000000" fo:border-bottom="0.5pt solid #000000"/>
    </style:style>
    <style:style style:name="Table6" style:family="table">
      <style:table-properties style:width="4.7201in" fo:margin-top="0in" fo:margin-bottom="0in" table:align="center" style:writing-mode="lr-tb"/>
    </style:style>
    <style:style style:name="Table6.A" style:family="table-column">
      <style:table-column-properties style:column-width="1.4458in"/>
    </style:style>
    <style:style style:name="Table6.B" style:family="table-column">
      <style:table-column-properties style:column-width="1.6326in"/>
    </style:style>
    <style:style style:name="Table6.C" style:family="table-column">
      <style:table-column-properties style:column-width="1.6417in"/>
    </style:style>
    <style:style style:name="Table6.1" style:family="table-row">
      <style:table-row-properties fo:keep-together="auto"/>
    </style:style>
    <style:style style:name="Table6.A1" style:family="table-cell">
      <style:table-cell-properties fo:padding-left="0.075in" fo:padding-right="0.075in" fo:padding-top="0in" fo:padding-bottom="0in" fo:border-left="none" fo:border-right="none" fo:border-top="0.5pt solid #000000" fo:border-bottom="0.5pt solid #000000"/>
    </style:style>
    <style:style style:name="Table7" style:family="table">
      <style:table-properties style:width="4.7201in" fo:margin-top="0in" fo:margin-bottom="0in" table:align="center" style:writing-mode="lr-tb"/>
    </style:style>
    <style:style style:name="Table7.A" style:family="table-column">
      <style:table-column-properties style:column-width="2.3292in"/>
    </style:style>
    <style:style style:name="Table7.B" style:family="table-column">
      <style:table-column-properties style:column-width="2.3903in"/>
    </style:style>
    <style:style style:name="Table7.1" style:family="table-row">
      <style:table-row-properties fo:keep-together="auto"/>
    </style:style>
    <style:style style:name="Table7.A1" style:family="table-cell">
      <style:table-cell-properties fo:padding-left="0.075in" fo:padding-right="0.075in" fo:padding-top="0in" fo:padding-bottom="0in" fo:border-left="none" fo:border-right="none" fo:border-top="0.5pt solid #000000" fo:border-bottom="0.5pt solid #000000"/>
    </style:style>
    <style:style style:name="Table8" style:family="table">
      <style:table-properties style:width="4.7201in" fo:margin-left="0in" fo:margin-top="0in" fo:margin-bottom="0in" table:align="left" style:writing-mode="lr-tb"/>
    </style:style>
    <style:style style:name="Table8.A" style:family="table-column">
      <style:table-column-properties style:column-width="2.3563in"/>
    </style:style>
    <style:style style:name="Table8.B" style:family="table-column">
      <style:table-column-properties style:column-width="2.3632in"/>
    </style:style>
    <style:style style:name="Table8.1" style:family="table-row">
      <style:table-row-properties fo:keep-together="auto"/>
    </style:style>
    <style:style style:name="Table8.A1" style:family="table-cell">
      <style:table-cell-properties fo:padding-left="0.075in" fo:padding-right="0.075in" fo:padding-top="0in" fo:padding-bottom="0in" fo:border-left="none" fo:border-right="none" fo:border-top="0.5pt solid #000000" fo:border-bottom="0.5pt solid #000000"/>
    </style:style>
    <style:style style:name="Table9" style:family="table">
      <style:table-properties style:width="4.7201in" fo:margin-top="0in" fo:margin-bottom="0in" table:align="center" style:writing-mode="lr-tb"/>
    </style:style>
    <style:style style:name="Table9.A" style:family="table-column">
      <style:table-column-properties style:column-width="2.3514in"/>
    </style:style>
    <style:style style:name="Table9.B" style:family="table-column">
      <style:table-column-properties style:column-width="2.3681in"/>
    </style:style>
    <style:style style:name="Table9.1" style:family="table-row">
      <style:table-row-properties fo:keep-together="auto"/>
    </style:style>
    <style:style style:name="Table9.A1" style:family="table-cell">
      <style:table-cell-properties fo:padding-left="0.075in" fo:padding-right="0.075in" fo:padding-top="0in" fo:padding-bottom="0in" fo:border-left="none" fo:border-right="none" fo:border-top="0.5pt solid #000000" fo:border-bottom="0.5pt solid #000000"/>
    </style:style>
    <style:style style:name="Table10" style:family="table">
      <style:table-properties style:width="4.7201in" fo:margin-top="0in" fo:margin-bottom="0in" table:align="center" style:writing-mode="lr-tb"/>
    </style:style>
    <style:style style:name="Table10.A" style:family="table-column">
      <style:table-column-properties style:column-width="2.5021in"/>
    </style:style>
    <style:style style:name="Table10.B" style:family="table-column">
      <style:table-column-properties style:column-width="2.2174in"/>
    </style:style>
    <style:style style:name="Table10.1" style:family="table-row">
      <style:table-row-properties fo:keep-together="auto"/>
    </style:style>
    <style:style style:name="Table10.A1" style:family="table-cell">
      <style:table-cell-properties fo:padding-left="0.075in" fo:padding-right="0.075in" fo:padding-top="0in" fo:padding-bottom="0in" fo:border-left="none" fo:border-right="none" fo:border-top="0.5pt solid #000000" fo:border-bottom="0.5pt solid #000000"/>
    </style:style>
    <style:style style:name="P1" style:family="paragraph" style:parent-style-name="Standard">
      <style:text-properties style:font-name="Times New Roman" style:font-name-complex="Times New Roman1"/>
    </style:style>
    <style:style style:name="P2" style:family="paragraph" style:parent-style-name="Standard">
      <style:paragraph-properties fo:text-align="justify" style:justify-single-word="false"/>
      <style:text-properties style:font-name="Times New Roman" style:font-name-complex="Times New Roman1"/>
    </style:style>
    <style:style style:name="P3" style:family="paragraph" style:parent-style-name="Standard">
      <style:paragraph-properties fo:text-align="justify" style:justify-single-word="false"/>
      <style:text-properties style:font-name="Times New Roman" fo:font-weight="bold" style:font-weight-asian="bold" style:font-name-complex="Times New Roman1"/>
    </style:style>
    <style:style style:name="P4" style:family="paragraph" style:parent-style-name="Standard">
      <style:paragraph-properties fo:text-align="justify" style:justify-single-word="false"/>
    </style:style>
    <style:style style:name="P5" style:family="paragraph" style:parent-style-name="Standard">
      <style:paragraph-properties fo:line-height="115%"/>
    </style:style>
    <style:style style:name="P6" style:family="paragraph" style:parent-style-name="Standard">
      <style:paragraph-properties fo:line-height="115%" fo:text-align="center" style:justify-single-word="false"/>
    </style:style>
    <style:style style:name="P7" style:family="paragraph" style:parent-style-name="Standard">
      <style:paragraph-properties fo:line-height="115%" fo:text-align="justify" style:justify-single-word="false"/>
    </style:style>
    <style:style style:name="P8" style:family="paragraph" style:parent-style-name="Standard">
      <style:text-properties style:font-name="Times"/>
    </style:style>
    <style:style style:name="P9" style:family="paragraph" style:parent-style-name="Standard">
      <style:paragraph-properties fo:line-height="115%" fo:text-align="justify" style:justify-single-word="false"/>
      <style:text-properties style:font-name="Times" fo:font-size="10pt" style:font-size-asian="10pt" style:font-size-complex="10pt"/>
    </style:style>
    <style:style style:name="P10" style:family="paragraph" style:parent-style-name="Standard">
      <style:paragraph-properties fo:text-align="justify" style:justify-single-word="false"/>
      <style:text-properties style:font-name="Times"/>
    </style:style>
    <style:style style:name="P11" style:family="paragraph" style:parent-style-name="Standard">
      <style:text-properties style:font-name="Times" fo:font-style="italic" style:font-style-asian="italic"/>
    </style:style>
    <style:style style:name="P12" style:family="paragraph" style:parent-style-name="Standard">
      <style:paragraph-properties fo:margin-top="0in" fo:margin-bottom="0.111in" loext:contextual-spacing="false" style:line-height-at-least="0.0693in" fo:orphans="0" fo:widows="0" fo:hyphenation-ladder-count="no-limit" fo:keep-with-next="always"/>
      <style:text-properties fo:hyphenate="false" fo:hyphenation-remain-char-count="2" fo:hyphenation-push-char-count="2"/>
    </style:style>
    <style:style style:name="P13" style:family="paragraph" style:parent-style-name="Standard">
      <style:paragraph-properties fo:margin-top="0in" fo:margin-bottom="0.111in" loext:contextual-spacing="false" style:line-height-at-least="0.0693in" fo:orphans="0" fo:widows="0" fo:hyphenation-ladder-count="no-limit" fo:keep-with-next="always"/>
      <style:text-properties style:font-name="Times New Roman" fo:language="en" fo:country="US" style:font-name-asian="Droid Sans Fallback" style:language-asian="hi" style:country-asian="IN" style:font-name-complex="FreeSans" style:language-complex="hi" style:country-complex="IN" fo:hyphenate="false" fo:hyphenation-remain-char-count="2" fo:hyphenation-push-char-count="2"/>
    </style:style>
    <style:style style:name="P14" style:family="paragraph" style:parent-style-name="Standard">
      <style:paragraph-properties fo:margin-top="0in" fo:margin-bottom="0.111in" loext:contextual-spacing="false" fo:line-height="115%" fo:text-align="justify" style:justify-single-word="false" fo:orphans="0" fo:widows="0" fo:hyphenation-ladder-count="no-limit" fo:keep-with-next="always"/>
      <style:text-properties fo:hyphenate="false" fo:hyphenation-remain-char-count="2" fo:hyphenation-push-char-count="2"/>
    </style:style>
    <style:style style:name="P15" style:family="paragraph" style:parent-style-name="Standard">
      <style:paragraph-properties fo:margin-top="0in" fo:margin-bottom="0.111in" loext:contextual-spacing="false" fo:line-height="115%" fo:text-align="justify" style:justify-single-word="false"/>
    </style:style>
    <style:style style:name="P16" style:family="paragraph" style:parent-style-name="Standard">
      <style:paragraph-properties fo:margin-top="0in" fo:margin-bottom="0.111in" loext:contextual-spacing="false" style:line-height-at-least="0.0693in" fo:text-align="center" style:justify-single-word="false" fo:orphans="0" fo:widows="0" fo:hyphenation-ladder-count="no-limit"/>
      <style:text-properties style:font-name="Times New Roman" fo:language="en" fo:country="US" fo:font-style="italic" style:font-name-asian="Droid Sans Fallback" style:language-asian="hi" style:country-asian="IN" style:font-style-asian="italic" style:font-name-complex="FreeSans" style:language-complex="hi" style:country-complex="IN" fo:hyphenate="false" fo:hyphenation-remain-char-count="2" fo:hyphenation-push-char-count="2"/>
    </style:style>
    <style:style style:name="P17" style:family="paragraph" style:parent-style-name="Standard">
      <style:paragraph-properties fo:margin-top="0in" fo:margin-bottom="0.111in" loext:contextual-spacing="false" fo:line-height="115%" fo:text-align="justify" style:justify-single-word="false"/>
      <style:text-properties style:font-name="Times New Roman" fo:language="en" fo:country="US" style:font-name-asian="Droid Sans Fallback" style:language-asian="hi" style:country-asian="IN" style:font-name-complex="FreeSans" style:language-complex="hi" style:country-complex="IN"/>
    </style:style>
    <style:style style:name="P18" style:family="paragraph" style:parent-style-name="Standard">
      <style:paragraph-properties fo:margin-top="0in" fo:margin-bottom="0.111in" loext:contextual-spacing="false" fo:line-height="115%" fo:text-align="justify" style:justify-single-word="false"/>
      <style:text-properties style:font-name="Times New Roman" fo:language="en" fo:country="US" style:font-name-complex="Times New Roman1"/>
    </style:style>
    <style:style style:name="P19" style:family="paragraph" style:parent-style-name="Standard">
      <style:paragraph-properties fo:margin-top="0in" fo:margin-bottom="0.111in" loext:contextual-spacing="false" style:line-height-at-least="0.0693in" fo:orphans="0" fo:widows="0" fo:hyphenation-ladder-count="no-limit"/>
      <style:text-properties style:font-name="Times New Roman" fo:font-style="italic" style:font-name-asian="Droid Sans Fallback" style:language-asian="hi" style:country-asian="IN" style:font-style-asian="italic" style:font-name-complex="FreeSans" style:language-complex="hi" style:country-complex="IN" fo:hyphenate="false" fo:hyphenation-remain-char-count="2" fo:hyphenation-push-char-count="2"/>
    </style:style>
    <style:style style:name="P20" style:family="paragraph" style:parent-style-name="Standard">
      <style:paragraph-properties fo:margin-top="0in" fo:margin-bottom="0.111in" loext:contextual-spacing="false" style:line-height-at-least="0.0693in" fo:text-align="center" style:justify-single-word="false" fo:orphans="0" fo:widows="0" fo:hyphenation-ladder-count="no-limit"/>
      <style:text-properties fo:hyphenate="false" fo:hyphenation-remain-char-count="2" fo:hyphenation-push-char-count="2"/>
    </style:style>
    <style:style style:name="P21" style:family="paragraph" style:parent-style-name="Standard">
      <style:paragraph-properties fo:margin-left="0in" fo:margin-right="0in" fo:margin-top="0in" fo:margin-bottom="0.111in" loext:contextual-spacing="false" fo:line-height="115%" fo:text-align="justify" style:justify-single-word="false" fo:orphans="0" fo:widows="0" fo:hyphenation-ladder-count="no-limit" fo:text-indent="0.1972in" style:auto-text-indent="false" fo:keep-with-next="always"/>
      <style:text-properties fo:hyphenate="false" fo:hyphenation-remain-char-count="2" fo:hyphenation-push-char-count="2"/>
    </style:style>
    <style:style style:name="P22" style:family="paragraph" style:parent-style-name="Standard">
      <style:paragraph-properties fo:margin-left="0in" fo:margin-right="0in" fo:margin-top="0in" fo:margin-bottom="0.111in" loext:contextual-spacing="false" fo:line-height="115%" fo:text-align="justify" style:justify-single-word="false" fo:text-indent="0.1972in" style:auto-text-indent="false"/>
    </style:style>
    <style:style style:name="P23" style:family="paragraph" style:parent-style-name="Standard">
      <style:paragraph-properties fo:margin-left="0in" fo:margin-right="0in" fo:margin-top="0in" fo:margin-bottom="0.111in" loext:contextual-spacing="false" fo:line-height="115%" fo:text-align="justify" style:justify-single-word="false" fo:text-indent="0.1972in" style:auto-text-indent="false"/>
      <style:text-properties style:font-name="Times New Roman" fo:language="en" fo:country="US" style:font-name-asian="Droid Sans Fallback" style:language-asian="hi" style:country-asian="IN" style:font-name-complex="FreeSans" style:language-complex="hi" style:country-complex="IN"/>
    </style:style>
    <style:style style:name="P24" style:family="paragraph" style:parent-style-name="Standard">
      <style:paragraph-properties fo:text-align="center" style:justify-single-word="false" fo:keep-with-next="always"/>
    </style:style>
    <style:style style:name="P25" style:family="paragraph" style:parent-style-name="Standard">
      <style:paragraph-properties fo:margin-left="0.3937in" fo:margin-right="0in" fo:text-indent="-0.3937in" style:auto-text-indent="false"/>
    </style:style>
    <style:style style:name="P26" style:family="paragraph" style:parent-style-name="Standard">
      <style:paragraph-properties fo:margin-left="0.3937in" fo:margin-right="0in" fo:text-align="justify" style:justify-single-word="false" fo:text-indent="-0.3937in" style:auto-text-indent="false"/>
      <style:text-properties style:font-name="Times New Roman" style:font-name-complex="Times New Roman1"/>
    </style:style>
    <style:style style:name="P27" style:family="paragraph" style:parent-style-name="Standard">
      <style:paragraph-properties fo:margin-left="0.3937in" fo:margin-right="0in" fo:text-align="justify" style:justify-single-word="false" fo:text-indent="-0.3937in" style:auto-text-indent="false"/>
    </style:style>
    <style:style style:name="P28" style:family="paragraph" style:parent-style-name="Standard">
      <style:paragraph-properties fo:margin-left="0.2957in" fo:margin-right="0in" fo:text-indent="-0.2957in" style:auto-text-indent="false"/>
    </style:style>
    <style:style style:name="P29" style:family="paragraph" style:parent-style-name="Standard">
      <style:paragraph-properties fo:margin-left="0.2957in" fo:margin-right="0in" fo:text-align="justify" style:justify-single-word="false" fo:text-indent="-0.2957in" style:auto-text-indent="false"/>
    </style:style>
    <style:style style:name="P30" style:family="paragraph" style:parent-style-name="Standard">
      <style:paragraph-properties fo:margin-left="0.2953in" fo:margin-right="0in" fo:text-indent="-0.2953in" style:auto-text-indent="false"/>
    </style:style>
    <style:style style:name="P31" style:family="paragraph" style:parent-style-name="Standard">
      <style:paragraph-properties fo:margin-left="0.2953in" fo:margin-right="0in" fo:text-align="justify" style:justify-single-word="false" fo:text-indent="-0.2953in" style:auto-text-indent="false"/>
    </style:style>
    <style:style style:name="P32" style:family="paragraph" style:parent-style-name="Footnote" style:master-page-name="Converted2">
      <style:paragraph-properties style:page-number="auto"/>
    </style:style>
    <style:style style:name="P33" style:family="paragraph" style:parent-style-name="Footnote" style:master-page-name="Converted4">
      <style:paragraph-properties fo:margin-left="0.2362in" fo:margin-right="0in" fo:margin-top="0in" fo:margin-bottom="0.111in" loext:contextual-spacing="false" style:line-height-at-least="0.0693in" fo:orphans="0" fo:widows="0" fo:hyphenation-ladder-count="no-limit" fo:text-indent="-0.2362in" style:auto-text-indent="false" style:page-number="auto" text:number-lines="false" text:line-number="0"/>
      <style:text-properties fo:hyphenate="false" fo:hyphenation-remain-char-count="2" fo:hyphenation-push-char-count="2"/>
    </style:style>
    <style:style style:name="P34" style:family="paragraph" style:parent-style-name="Footnote" style:master-page-name="Converted6">
      <style:paragraph-properties fo:margin-left="0.2362in" fo:margin-right="0in" fo:margin-top="0in" fo:margin-bottom="0.111in" loext:contextual-spacing="false" style:line-height-at-least="0.0693in" fo:orphans="0" fo:widows="0" fo:hyphenation-ladder-count="no-limit" fo:text-indent="-0.2362in" style:auto-text-indent="false" style:page-number="auto" text:number-lines="false" text:line-number="0"/>
      <style:text-properties fo:hyphenate="false" fo:hyphenation-remain-char-count="2" fo:hyphenation-push-char-count="2"/>
    </style:style>
    <style:style style:name="P35" style:family="paragraph" style:parent-style-name="Footnote" style:master-page-name="Converted8">
      <style:paragraph-properties style:page-number="auto"/>
    </style:style>
    <style:style style:name="P36" style:family="paragraph" style:parent-style-name="Footer">
      <style:paragraph-properties fo:padding="0in" fo:border="none"/>
    </style:style>
    <style:style style:name="P37" style:family="paragraph" style:parent-style-name="Footer">
      <style:paragraph-properties fo:margin-left="0in" fo:margin-right="0.25in" fo:text-indent="0in" style:auto-text-indent="false"/>
    </style:style>
    <style:style style:name="P38" style:family="paragraph" style:parent-style-name="List_20_Paragraph" style:list-style-name="WWNum29">
      <style:paragraph-properties fo:line-height="115%" fo:text-align="justify" style:justify-single-word="false"/>
    </style:style>
    <style:style style:name="P39" style:family="paragraph" style:parent-style-name="List_20_Paragraph" style:list-style-name="WWNum29">
      <style:paragraph-properties fo:margin-top="0in" fo:margin-bottom="0.111in" loext:contextual-spacing="true" fo:line-height="115%" fo:text-align="justify" style:justify-single-word="false"/>
    </style:style>
    <style:style style:name="P40" style:family="paragraph" style:parent-style-name="List_20_Paragraph" style:list-style-name="WWNum26">
      <style:paragraph-properties fo:margin-top="0in" fo:margin-bottom="0.111in" loext:contextual-spacing="true" fo:line-height="115%" fo:text-align="justify" style:justify-single-word="false"/>
    </style:style>
    <style:style style:name="P41" style:family="paragraph" style:parent-style-name="Title" style:master-page-name="Standard">
      <style:paragraph-properties fo:text-align="start" style:justify-single-word="false" style:page-number="auto"/>
    </style:style>
    <style:style style:name="P42" style:family="paragraph" style:parent-style-name="caption">
      <style:paragraph-properties fo:text-align="center" style:justify-single-word="false"/>
    </style:style>
    <style:style style:name="P43" style:family="paragraph" style:parent-style-name="ls_5f_Section2" style:list-style-name="WWNum14"/>
    <style:style style:name="P44" style:family="paragraph" style:parent-style-name="ls_5f_Section1" style:list-style-name="WWNum14"/>
    <style:style style:name="T1" style:family="text">
      <style:text-properties style:font-name="Times New Roman" fo:font-size="14pt" fo:language="en" fo:country="US" style:font-name-asian="Droid Sans Fallback" style:font-size-asian="14pt" style:language-asian="hi" style:country-asian="IN" style:font-name-complex="FreeSans" style:font-size-complex="14pt" style:language-complex="hi" style:country-complex="IN"/>
    </style:style>
    <style:style style:name="T2" style:family="text">
      <style:text-properties style:font-name="Times New Roman" fo:language="en" fo:country="US" style:font-name-asian="Droid Sans Fallback" style:language-asian="hi" style:country-asian="IN" style:font-name-complex="FreeSans" style:language-complex="hi" style:country-complex="IN"/>
    </style:style>
    <style:style style:name="T3" style:family="text">
      <style:text-properties style:font-name="Times New Roman" fo:language="en" fo:country="US" fo:font-style="italic" style:font-name-asian="Droid Sans Fallback" style:language-asian="hi" style:country-asian="IN" style:font-style-asian="italic" style:font-name-complex="FreeSans" style:language-complex="hi" style:country-complex="IN"/>
    </style:style>
    <style:style style:name="T4" style:family="text">
      <style:text-properties style:font-name="Times New Roman" fo:language="en" fo:country="US" fo:font-style="italic" style:font-name-asian="Droid Sans Fallback" style:language-asian="hi" style:country-asian="IN" style:font-style-asian="italic" style:font-name-complex="FreeSans" style:language-complex="hi" style:country-complex="IN" style:font-style-complex="italic"/>
    </style:style>
    <style:style style:name="T5" style:family="text">
      <style:text-properties style:font-name="Times New Roman" fo:language="en" fo:country="US" fo:font-style="italic" fo:font-weight="bold" style:font-name-asian="Droid Sans Fallback" style:language-asian="hi" style:country-asian="IN" style:font-style-asian="italic" style:font-weight-asian="bold" style:font-name-complex="FreeSans" style:language-complex="hi" style:country-complex="IN" style:font-style-complex="italic" style:font-weight-complex="bold"/>
    </style:style>
    <style:style style:name="T6" style:family="text">
      <style:text-properties style:font-name="Times New Roman" fo:language="en" fo:country="US" fo:font-style="italic" style:font-style-asian="italic" style:font-name-complex="Times New Roman1" style:font-style-complex="italic"/>
    </style:style>
    <style:style style:name="T7" style:family="text">
      <style:text-properties style:font-name="Times New Roman" fo:language="en" fo:country="US" fo:font-weight="bold" style:font-name-asian="Droid Sans Fallback" style:language-asian="hi" style:country-asian="IN" style:font-weight-asian="bold" style:font-name-complex="FreeSans" style:language-complex="hi" style:country-complex="IN" style:font-weight-complex="bold"/>
    </style:style>
    <style:style style:name="T8" style:family="text">
      <style:text-properties style:font-name="Times New Roman" fo:language="en" fo:country="US" style:font-name-complex="Times New Roman1"/>
    </style:style>
    <style:style style:name="T9" style:family="text">
      <style:text-properties style:font-name="Times New Roman" fo:font-size="6.5pt" fo:language="en" fo:country="US" style:font-name-asian="Droid Sans Fallback" style:font-size-asian="6.5pt" style:language-asian="hi" style:country-asian="IN" style:font-name-complex="FreeSans" style:language-complex="hi" style:country-complex="IN"/>
    </style:style>
    <style:style style:name="T10" style:family="text">
      <style:text-properties style:font-name="Times New Roman" fo:font-size="10pt" fo:language="en" fo:country="US" style:font-name-asian="Droid Sans Fallback" style:font-size-asian="10pt" style:language-asian="hi" style:country-asian="IN" style:font-name-complex="FreeSans" style:font-size-complex="10pt" style:language-complex="hi" style:country-complex="IN"/>
    </style:style>
    <style:style style:name="T11" style:family="text">
      <style:text-properties style:font-name="Times New Roman" fo:font-size="10pt" fo:language="en" fo:country="US" style:font-name-asian="Droid Sans Fallback" style:font-size-asian="10pt" style:language-asian="hi" style:country-asian="IN" style:font-name-complex="Times New Roman1" style:font-size-complex="10pt" style:language-complex="hi" style:country-complex="IN"/>
    </style:style>
    <style:style style:name="T12" style:family="text">
      <style:text-properties style:font-name="Times New Roman" fo:font-size="10pt" fo:language="en" fo:country="US" fo:font-style="italic" style:font-name-asian="Droid Sans Fallback" style:font-size-asian="10pt" style:language-asian="hi" style:country-asian="IN" style:font-style-asian="italic" style:font-name-complex="Times New Roman1" style:font-size-complex="10pt" style:language-complex="hi" style:country-complex="IN" style:font-style-complex="italic"/>
    </style:style>
    <style:style style:name="T13" style:family="text">
      <style:text-properties style:font-name="Times New Roman" style:font-name-complex="Times New Roman1"/>
    </style:style>
    <style:style style:name="T14" style:family="text">
      <style:text-properties style:font-name="Times New Roman" style:font-name-complex="Times New Roman1" style:font-weight-complex="bold"/>
    </style:style>
    <style:style style:name="T15" style:family="text">
      <style:text-properties style:font-name="Times New Roman" fo:font-style="italic" style:font-style-asian="italic" style:font-name-complex="Times New Roman1"/>
    </style:style>
    <style:style style:name="T16" style:family="text">
      <style:text-properties style:font-name="Times New Roman" fo:font-style="italic" style:font-style-asian="italic" style:font-name-complex="Times New Roman1" style:font-style-complex="italic"/>
    </style:style>
    <style:style style:name="T17" style:family="text">
      <style:text-properties style:font-name="Times New Roman" fo:font-style="italic" fo:font-weight="bold" style:font-style-asian="italic" style:font-weight-asian="bold" style:font-name-complex="Times New Roman1"/>
    </style:style>
    <style:style style:name="T18" style:family="text">
      <style:text-properties style:font-name="Times New Roman" fo:font-size="11pt" fo:font-weight="bold" style:font-size-asian="11pt" style:font-weight-asian="bold" style:font-name-complex="Times New Roman1" style:font-size-complex="11pt"/>
    </style:style>
    <style:style style:name="T19" style:family="text">
      <style:text-properties style:font-name="Times New Roman" fo:language="sv" fo:country="SE" style:font-name-complex="Times New Roman1"/>
    </style:style>
    <style:style style:name="T20" style:family="text">
      <style:text-properties style:font-name="Times New Roman" fo:font-weight="bold" style:font-weight-asian="bold" style:font-name-complex="Times New Roman1"/>
    </style:style>
    <style:style style:name="T21" style:family="text">
      <style:text-properties style:font-name="Times"/>
    </style:style>
    <style:style style:name="T22" style:family="text">
      <style:text-properties style:font-name="Times" style:font-name-complex="Arial1"/>
    </style:style>
    <style:style style:name="T23" style:family="text">
      <style:text-properties style:font-name="Times" fo:font-style="italic" style:font-style-asian="italic"/>
    </style:style>
    <style:style style:name="T24" style:family="text">
      <style:text-properties style:font-name="Times" fo:font-style="italic" style:font-style-asian="italic" style:font-name-complex="Arial1"/>
    </style:style>
    <style:style style:name="T25" style:family="text">
      <style:text-properties style:font-name="Times" fo:font-style="italic" style:font-style-asian="italic" style:font-style-complex="italic"/>
    </style:style>
    <style:style style:name="T26" style:family="text">
      <style:text-properties style:font-name="Times" fo:font-style="italic" style:font-style-asian="italic" style:font-weight-complex="bold"/>
    </style:style>
    <style:style style:name="T27" style:family="text">
      <style:text-properties style:font-name="Times" fo:font-style="italic" fo:font-weight="bold" style:font-style-asian="italic" style:font-weight-asian="bold"/>
    </style:style>
    <style:style style:name="T28" style:family="text">
      <style:text-properties style:font-name="Times" fo:font-style="italic" fo:font-weight="bold" style:font-style-asian="italic" style:font-weight-asian="bold" style:font-style-complex="italic" style:font-weight-complex="bold"/>
    </style:style>
    <style:style style:name="T29" style:family="text">
      <style:text-properties style:font-name="Times" fo:font-weight="bold" style:font-weight-asian="bold"/>
    </style:style>
    <style:style style:name="T30" style:family="text">
      <style:text-properties style:font-name="Times" fo:font-size="10pt" style:font-size-asian="10pt" style:font-size-complex="10pt"/>
    </style:style>
    <style:style style:name="T31" style:family="text">
      <style:text-properties style:font-name="Times" fo:font-size="10pt" fo:font-style="italic" style:font-size-asian="10pt" style:font-style-asian="italic" style:font-size-complex="10pt"/>
    </style:style>
    <style:style style:name="T32" style:family="text">
      <style:text-properties style:font-name="Times" style:font-style-complex="italic"/>
    </style:style>
    <style:style style:name="T33" style:family="text">
      <style:text-properties style:font-name="Times" fo:language="en" fo:country="US" fo:font-style="italic" style:font-style-asian="italic"/>
    </style:style>
    <style:style style:name="T34" style:family="text">
      <style:text-properties style:font-name="Times" style:font-weight-complex="bold"/>
    </style:style>
    <style:style style:name="T35" style:family="text">
      <style:text-properties fo:language="en" fo:country="US"/>
    </style:style>
    <style:style style:name="T36" style:family="text">
      <style:text-properties fo:font-weight="normal" style:font-weight-asian="normal" style:font-weight-complex="bold"/>
    </style:style>
    <style:style style:name="T37" style:family="text">
      <style:text-properties fo:color="#000000" style:font-name="Times New Roman" fo:language="en" fo:country="US" style:font-name-asian="Droid Sans Fallback" style:language-asian="hi" style:country-asian="IN" style:font-name-complex="FreeSans" style:language-complex="hi" style:country-complex="IN"/>
    </style:style>
    <style:style style:name="T38" style:family="text">
      <style:text-properties style:use-window-font-color="true" style:font-name="Times New Roman" fo:font-size="10pt" fo:language="en" fo:country="US" fo:font-style="italic" fo:font-weight="normal" style:font-name-asian="Droid Sans Fallback" style:font-size-asian="10pt" style:language-asian="hi" style:country-asian="IN" style:font-style-asian="italic" style:font-weight-asian="normal" style:font-name-complex="FreeSans" style:font-size-complex="10pt" style:language-complex="hi" style:country-complex="IN" style:font-style-complex="italic" style:font-weight-complex="normal"/>
    </style:style>
    <style:style style:name="T39" style:family="text">
      <style:text-properties fo:font-style="italic" style:font-style-asian="italic"/>
    </style:style>
    <style:style style:name="T40" style:family="text">
      <style:text-properties style:text-position="super 58%" style:font-name="Times New Roman" style:font-name-complex="Times New Roman1"/>
    </style:style>
    <style:style style:name="T41"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OLE">
      <style:graphic-properties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Formulaic sequences with ideational functions in L1 student and expert academic writing in English</text:p>
      <text:p text:style-name="P12"><text:span text:style-name="T1">Ying Wang </text:span></text:p>
      <text:p text:style-name="P12"><text:span text:style-name="T2">Karlstad University, Sweden</text:span></text:p>
      <text:p text:style-name="P13"/>
      <text:p text:style-name="P4"><text:span text:style-name="T2">Abstract. </text:span><text:span text:style-name="T21">Corpus studies have revealed that formulaic sequences are prevalent in academic discourse in English.</text:span> <text:span text:style-name="T21">The predominant trend in this research area</text:span> <text:span text:style-name="T21">is to take</text:span> <text:span text:style-name="T22">a frequency-based approach (e.g., lexical bundles, </text:span><text:span text:style-name="T24">n-</text:span><text:span text:style-name="T22">grams), relying on the computer to retrieve continuous word sequences that occur frequently in a given corpus. Such an approach has helped bring to light a rich repertoire of FSs with textual or interpersonal functions (e.g., </text:span><text:span text:style-name="T24">on the other hand</text:span><text:span text:style-name="T22">, </text:span><text:span text:style-name="T24">it is possible to</text:span><text:span text:style-name="T22">) that characterises successful academic writing. However, the use of formulaic language that is central to the construction of disciplinary knowledge has received relatively little attention partly due to the limitations of the identification method. </text:span><text:span text:style-name="T21">Through manual identification and annotation of FSs in context, the present study examines successful L1 student and expert writing. The results reveal that both are highly formulaic in quantitative terms, and ideational FSs account for approximately 70 per cent of all FSs identified. However, each has its own distinct features in terms of the variety of FSs used. In general, the student corpus employs more everyday FSs which are often highly idiomatic, whereas the expert counterpart yields more FSs associated with research and reasoning processes. It is also argued that knowledge of conventional usage patterns for what seem to semantically transparent and syntactically flexible FSs in academic </text:span><text:soft-page-break/><text:span text:style-name="T21">discourse is not necessarily an inherent part of native speakers’ linguistic competence, but needs to be acquired incrementally through formal instruction and training by non-native and native students alike.</text:span></text:p>
      <text:p text:style-name="P13"/>
      <text:list xml:id="list2116348461" text:style-name="WWNum14">
        <text:list-item>
          <text:p text:style-name="P44">Introduction</text:p>
        </text:list-item>
      </text:list>
      <text:p text:style-name="P14"><text:span text:style-name="T2">Formulaic sequence (FS) is defined by Wray (2002: 9) as “a sequence, continuous or discontinuous, of words or other elements, which is, or appears to be, prefabricated: that is, stored and retrieved whole from memory at the time of use, rather than being subject to generation or analysis by the language grammar.” FS is used in the literature as an umbrella term to mean anything from idioms, phrases, collocations, to clusters or multi-word units/expressions. Generally speaking, what makes a word sequence appear to be prefabricated can be either its high frequency of occurrence in a given situation, or the internal fixedness of the form, or sometimes both (Siyanova-Chanturia 2013). Depending on the type of FS under investigation, different methodologies are used in previous studies to identify target sequences. The predominant trend in formulaic language research so far is to take a frequency-based approach (e.g., lexical bundle, </text:span><text:span text:style-name="T4">n-gram</text:span><text:span text:style-name="T2">), relying on computational tools to automatically identify frequently occurring word sequences in large text corpora. While this approach has the advantage of being methodologically straightforward and efficient, its inherent limitations have also been increasingly recognised (see Ädel &amp; Erman 2012; Wang 2018). Among other things, some highly salient FSs tied up with a particular communicative context are difficult capture due to their relatively low frequency of occurrence and/or internal variability. More importantly, from a pedagogical perspective, such an approach often results in a large number of incomplete structural or semantic units (e.g., </text:span><text:span text:style-name="T4">although it is, that can be</text:span><text:span text:style-name="T2">) that are of limited use to language learners and novice writers, for whom the key information about FSs is rarely which sequences are the most frequent per se, but what functions they fulfil and what forms they tend to employ as well as the degree of variation allowed in a given context (Durrant &amp; Mathews-Aydınlı 2011). In short, as Biber (2009) suggests, there is still a need to embrace new and complementary methodological approaches. The present study is a step forward in that direction by incorporating a primarily manual approach in identifying word sequences, continuous or discontinuous, in an attempt to provide empirical evidence on what may have been missed in frequency-based studies and what those overlooked FSs can tell us about formulaicity in language use. </text:span></text:p>
      <text:p text:style-name="P21"><text:span text:style-name="T2">Over the past decade, corpus studies, often utilizing a comparative approach, have revealed that FSs are prevalent in academic discourse</text:span><text:span text:style-name="Footnote_20_Symbol"><text:span text:style-name="T2"><text:note text:id="ftn1" text:note-class="footnote"><text:note-citation>1</text:note-citation><text:note-body><text:p text:style-name="P32"><text:span text:style-name="Footnote_20_Symbol"/> <text:span text:style-name="T35">In this paper, terms such as ‘academic discourse’ and ‘academic writing’ are used to mean ‘academic discourse/writing in English’, and the claims made about them may not apply to other languages.</text:span></text:p></text:note-body></text:note></text:span></text:span><text:span text:style-name="T2"> and offer an important means of differentiating disciplinary practices and groups of writers – the appropriate choice of a FS among a range of alternative expressions marks the writer as a member of the discourse community (e.g., Biber et al. 2004; Cortes 2004; Hyland 2008a, 2012; Durrant 2017). To date, differences between non-native (L2) and native (L1) or expert production have received most attention, often with the aim of outlining the difficulties experienced by L2 writers (either students or novice academics) (e.g., Hyland 2008b; Chen &amp; Baker 2010; Ädel &amp; Erman 2012). L1 novice writers, as Hyland (2016) points out, have been largely marginalized in studies of academic writing. Indeed, in studies focusing on FSs, L1 student writing, if involved, often serves as the benchmark against which non-native data are evaluated, with the assumption that the use of FSs is part of native speakers’ inheritance (Wray &amp; Perkins 2000). While this is true for everyday language use, it has been increasingly realised that academic English is no one’s first language and formulaicity in academic writing may not be an inherent skill but require prolonged formal education and training (Ferguson et al. 2011; Pérez-Llantada 2014). The present study addresses this somewhat neglected line of research by putting L1 students under the spotlight. Through comparing successful L1 student disciplinary writing with published expert writing, the study aims to shed some light on the development of formulaicity specific to academic discourse among native speakers. </text:span></text:p>
      <text:p text:style-name="P21"><text:span text:style-name="T2">The frequency-based approach has helped uncover a rich repertoire of lexical-grammatical resources available for writers to organise their texts (e.g., </text:span><text:span text:style-name="T4">on the other hand, in addition</text:span><text:span text:style-name="T2">), take a stance towards its content (e.g., </text:span><text:span text:style-name="T4">it is possible to</text:span><text:span text:style-name="T2">), and to engage with the readers (e.g., </text:span><text:span text:style-name="T4">note that</text:span><text:span text:style-name="T2">). While such FSs with textual or interpersonal functions have received considerable coverage in previous studies, those that are associated with the propositional content typical of a given discipline, including core disciplinary concepts (e.g., </text:span><text:span text:style-name="T4">positive rights, position vectors</text:span><text:span text:style-name="T2">), methodologies and research procedure (e.g., </text:span><text:span text:style-name="T4">scale up to, at low/high stresses</text:span><text:span text:style-name="T2">), norms for reasoning (e.g., </text:span><text:span text:style-name="T4">rule out, a plausible explanation for</text:span><text:span text:style-name="T2">), have been largely neglected. In the few studies which do involve what they call ‘research-oriented’ expressions, only a handful of roughly defined sub-categories have emerged, e.g., location (e.g., </text:span><text:span text:style-name="T4">at the beginning of</text:span><text:span text:style-name="T2">), quantification (e.g., </text:span><text:span text:style-name="T4">a wide range of</text:span><text:span text:style-name="T2">), attribute (e.g., </text:span><text:span text:style-name="T4">the structure of the</text:span><text:span text:style-name="T2">), and procedure (e.g., </text:span><text:span text:style-name="T4">the use of the</text:span><text:span text:style-name="T2">) (Cortes 2004; Biber et al. 2004; Hyland 2008). This imbalance in coverage may be partly due to the limitations of the identification approach. Textual and interpersonal FSs tend to be longer word combinations – textual FSs in particular are likely to be invariable word sequences (Wang 2019), which means they are more easily captured by automatic retrieval methods than FSs with ideational meanings which often involve two or more core lexical items with a great deal of formal variability. </text:span></text:p>
      <text:p text:style-name="P21"><text:span text:style-name="T2">Using a partly manual approach in the identification of FSs and a more comprehensive classification framework derived from Systemic Functional Linguistics (SFL) (cf. Section 2.3), the current study is part of an on-going project that sets out to investigate the use of FSs that distinguishes successful L1 student and expert academic writing, while at the same time exploring the potential and feasibility of the proposed methodology. The results of textual and interpersonal FSs can be found in Wang (2018) and Wang (2019), respectively. This paper focuses on ideational FSs, and by comparing the results with those of textual and interpersonal FSs, it will also provide an overall picture of the distribution of the three categories of FSs in L1 student and expert academic writing.</text:span></text:p>
      <text:list xml:id="list134355041616083" text:continue-numbering="true" text:style-name="WWNum14">
        <text:list-item>
          <text:p text:style-name="P44">Data and procedure</text:p>
          <text:list>
            <text:list-item>
              <text:p text:style-name="P43">Data</text:p>
            </text:list-item>
          </text:list>
        </text:list-item>
      </text:list>
      <text:p text:style-name="P15"><text:span text:style-name="T2">The present study used the same data as used in Wang (2018, 2019), involving two small corpora of approximately 100,000 words, representing successful L1 student and expert writing, respectively (see Table 1). </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ls_5f_TableHeading"/>
          </table:table-cell>
          <table:table-cell table:style-name="Table1.A1" office:value-type="string">
            <text:p text:style-name="ls_5f_TableHeading">No. of texts</text:p>
          </table:table-cell>
          <table:table-cell table:style-name="Table1.A1" office:value-type="string">
            <text:p text:style-name="ls_5f_TableHeading">No. of words</text:p>
          </table:table-cell>
        </table:table-row>
        <table:table-row table:style-name="Table1.1">
          <table:table-cell table:style-name="Table1.A2" office:value-type="string">
            <text:p text:style-name="ls_5f_TableHeading">Student corpus</text:p>
          </table:table-cell>
          <table:table-cell table:style-name="Table1.A2" office:value-type="string">
            <text:p text:style-name="ls_5f_TableHeading"><text:span text:style-name="T36">15</text:span></text:p>
          </table:table-cell>
          <table:table-cell table:style-name="Table1.A2" office:value-type="string">
            <text:p text:style-name="ls_5f_TableHeading"><text:span text:style-name="T36">46,722</text:span></text:p>
          </table:table-cell>
        </table:table-row>
        <table:table-row table:style-name="Table1.1">
          <table:table-cell table:style-name="Table1.A3" office:value-type="string">
            <text:p text:style-name="ls_5f_TableHeading">Expert corpus</text:p>
          </table:table-cell>
          <table:table-cell table:style-name="Table1.A3" office:value-type="string">
            <text:p text:style-name="ls_5f_TableHeading"><text:span text:style-name="T36">11</text:span></text:p>
          </table:table-cell>
          <table:table-cell table:style-name="Table1.A3" office:value-type="string">
            <text:p text:style-name="ls_5f_TableHeading"><text:span text:style-name="T36">52,626</text:span></text:p>
          </table:table-cell>
        </table:table-row>
        <table:table-row table:style-name="Table1.1">
          <table:table-cell table:style-name="Table1.A4" office:value-type="string">
            <text:p text:style-name="ls_5f_TableHeading">Total</text:p>
          </table:table-cell>
          <table:table-cell table:style-name="Table1.A4" office:value-type="string">
            <text:p text:style-name="ls_5f_TableHeading"><text:span text:style-name="T36">26</text:span></text:p>
          </table:table-cell>
          <table:table-cell table:style-name="Table1.A4" office:value-type="string">
            <text:p text:style-name="ls_5f_TableHeading"><text:span text:style-name="T36">99,348</text:span></text:p>
          </table:table-cell>
        </table:table-row>
      </table:table>
      <text:p text:style-name="P16"/>
      <text:p text:style-name="P20"><text:span text:style-name="T3">Table 1. Data used in the study</text:span></text:p>
      <text:p text:style-name="P15"><text:span text:style-name="T2">The student texts were randomly drawn from the BAWE corpus (Nesi &amp; Gardner 2012) as long as they fulfil the following criteria: belonging to the same genre (‘essay’), written by L1-English students in their final year of undergraduate studies, awarded the ‘distinction’ grade. The texts are also evenly distributed across a number of disciplines so that they should provide a broadly representative sample of successful L1 student writing at the chosen level. </text:span></text:p>
      <text:p text:style-name="P15"><text:span text:style-name="T2">It is </text:span><text:span text:style-name="T37">extremely difficult</text:span><text:span text:style-name="T2">, if not impossible, to find a control corpus containing texts that are exactly equivalent to student writing (Callies 2015). In the present study, the keywords that occur in the titles of the student texts were used to search for published research articles in order to minimise the effect of topic on lexical features (Caines &amp; Buttery 2017). In addition, all the articles were drawn from SCI indexed journals to ensure the quality of writing is reasonably high. In terms of genre, while the published articles may be considered as representing a homogenous text type to a great extent, the ‘essay’ genre in the BAWE corpus is by definition quite broad, where the students “are expected to develop ideas, make connections between arguments and evidence, and develop an individualized thesis” (Nesi &amp; Gardner 2012, p.38). An examination of the selected student essays revealed that indeed there can be variations across and within disciplines, but most of the essays seem to bear a great deal of resemblance to the expert counterparts in terms of the structure of the text and the type of arguments and evidence involved (e.g., empirical or theoretical). That said, student assignments are by nature different from published articles with regard to communicative purposes; therefore the comparison between the two must be treated with caution. </text:span></text:p>
      <text:p text:style-name="P17"/>
      <text:list xml:id="list134354257899468" text:continue-numbering="true" text:style-name="WWNum14">
        <text:list-item>
          <text:list>
            <text:list-item>
              <text:p text:style-name="P43">Identifying formulaic expressions</text:p>
            </text:list-item>
          </text:list>
        </text:list-item>
      </text:list>
      <text:p text:style-name="P15"><text:span text:style-name="T2">The present study aims to be as inclusive as possible in the identification of FSs. Therefore mixed criteria were adopted, given the rationale that “most examples will be captured one way or another” (Wray 2008: 110). If a multi-word sequence satisfies one of the following criteria, it was regarded as formulaic.</text:span> <text:span text:style-name="T9"><text:note text:id="ftn2" text:note-class="footnote"><text:note-citation>2</text:note-citation><text:note-body><text:p text:style-name="P33"><text:span text:style-name="T10"><text:tab/>Some sequences may satisfy more than one of the criteria.</text:span></text:p></text:note-body></text:note></text:span></text:p>
      <text:p text:style-name="P2"/>
      <text:p text:style-name="P15"><text:span text:style-name="T7">Grammatical irregularity and/or semantic opacity</text:span><text:span text:style-name="T2"> (Wray 2008; Schneider et al. 2014; Herbst 2015)</text:span></text:p>
      <text:p text:style-name="P15"><text:span text:style-name="T2">This means that as long as some aspect of the form or meaning of a word sequence is not strictly predictable from its component parts or from regular grammar, the expression is a FS, e.g., </text:span><text:span text:style-name="T4">take place</text:span><text:span text:style-name="T2">, </text:span><text:span text:style-name="T4">account for</text:span><text:span text:style-name="T2">,</text:span><text:span text:style-name="T4"> run through</text:span><text:span text:style-name="T2">. Note that there is a continuum of fixedness, ranging from those resulted from a grammaticalisation or lexicalisation process (e.g., </text:span><text:span text:style-name="T4">as opposed to</text:span><text:span text:style-name="T2">, </text:span><text:span text:style-name="T4">with respect to</text:span><text:span text:style-name="T2">) to those that allow a certain degree of compositional freedom and semantic transparency (e.g., </text:span><text:span text:style-name="T5">in</text:span><text:span text:style-name="T4"> a similar way</text:span><text:span text:style-name="T2">, </text:span><text:span text:style-name="T5">in</text:span><text:span text:style-name="T4"> this </text:span><text:span text:style-name="T5">way</text:span><text:span text:style-name="T2">, </text:span><text:span text:style-name="T4">the </text:span><text:span text:style-name="T5">way in</text:span><text:span text:style-name="T4"> which</text:span><text:span text:style-name="T2">). In the present study, dictionaries (primarily the </text:span><text:span text:style-name="T4">Oxford Learners’ Dictionaries</text:span><text:span text:style-name="T2">)</text:span><text:span text:style-name="T9"><text:note text:id="ftn3" text:note-class="footnote"><text:note-citation>3</text:note-citation><text:note-body><text:p text:style-name="P34"><text:span text:style-name="T10"><text:tab/></text:span><text:span text:style-name="T11">This is an online source (</text:span><text:a xlink:type="simple" xlink:href="https://www.oxfordlearnersdictionaries.com" text:style-name="Internet_20_link" text:visited-style-name="Visited_20_Internet_20_Link"><text:span text:style-name="T11">https://www.oxfordlearnersdictionaries.com</text:span></text:a><text:span text:style-name="T11">), which is home to the following dictionary and grammar reference titles: </text:span><text:span text:style-name="T12">Oxford Advanced Learner’s Dictionary (9th edition)</text:span><text:span text:style-name="T11">, </text:span><text:span text:style-name="T12">Oxford Advance American Dictionary</text:span><text:span text:style-name="T11">, </text:span><text:span text:style-name="T12">Practical English Usage</text:span><text:span text:style-name="T11">, </text:span><text:span text:style-name="T12">Oxford Learner’s Dictionary of Academic English</text:span><text:span text:style-name="T11">, and </text:span><text:span text:style-name="T12">Oxford Collocations Dictionary</text:span><text:span text:style-name="T11">.</text:span></text:p></text:note-body></text:note></text:span><text:span text:style-name="T2"> and the list of phrasal expressions provided by Martinez &amp; Schmitt (2012) were regularly consulted to avoid subjective judgement. If a word sequence is highlighted in the dictionaries (either as a separate entry or emphasised in bold type) or occurs on the list, it was considered to contain some kind of irregularity and therefore a FS.</text:span></text:p>
      <text:p text:style-name="P15"><text:span text:style-name="T7">Underlying frame</text:span><text:span text:style-name="T2"> (Wray 2008)</text:span></text:p>
      <text:p text:style-name="P15"><text:span text:style-name="T2">This refers to a formulaic frame that involves open slots to be filled, often by items of similar characteristics, e.g., </text:span><text:span text:style-name="T4">in the YEARs</text:span><text:span text:style-name="T2">, </text:span><text:span text:style-name="T4">in the Nth century</text:span><text:span text:style-name="T2">, </text:span><text:span text:style-name="T4">from YEAR to</text:span><text:span text:style-name="T2"> YEAR, </text:span></text:p>
      <text:p text:style-name="P15"><text:span text:style-name="T7">Situation/register/genre-specific formula</text:span><text:span text:style-name="T2"> (Wray 2008, Buerki 2016)</text:span></text:p>
      <text:p text:style-name="P15"><text:span text:style-name="T2">Expressions of this type are considered formulaic not because of their internal semantics or syntax, but rather the fact that they are the normal ways (judged by frequency of occurrence) of saying things in a particular situation. In the case of ideational expressions in academic discourse, some examples are </text:span><text:span text:style-name="T4">the nature of, the structure of, research methods, public opinion polls</text:span><text:span text:style-name="T2">. To identify such FSs, the present study relied on an online tool, IdiomSearch (Colson 2016a; see also Colson 2016b). This program uses a built-in list of frequently occurring multi-word phrases (ranging from bigrams to sevengrams), derived from a multimillion-word reference database, to identify FSs in any given stretch of text. It has an advantage over the more commonly used tools such as AntConc particularly when dealing with small corpora where some FSs simply cannot reach the frequency threshold to be extracted. Clearly, one limitation of IdiomSearch is the difficulty in identifying FSs that are highly specific to a particular social practice or academic discipline (e.g., </text:span><text:span text:style-name="T4">Kant’s critical philosophy, fluent aphasia</text:span><text:span text:style-name="T2">). However, such FSs are normally salient enough to be spotted manually and can be easily checked using either AntConc (whether they occur repeatedly in the given corpus) or Google Scholar (whether the same terms are used by other scholars).</text:span></text:p>
      <text:p text:style-name="P15"><text:span text:style-name="T2">The sequences identified by IdiomSearch were then manually sifted through to remove structural fragments without a clear meaning or function, such as </text:span><text:span text:style-name="T4">to be the</text:span><text:span text:style-name="T2">, </text:span><text:span text:style-name="T4">will give</text:span><text:span text:style-name="T2">, </text:span><text:span text:style-name="T4">is not a</text:span><text:span text:style-name="T2">, </text:span><text:span text:style-name="T4">we have a</text:span><text:span text:style-name="T2">. In some cases, an automatically identified sequence may contain more elements than needed for a complete semantic unit (e.g. </text:span><text:span text:style-name="T4">involves </text:span><text:span text:style-name="T2">in </text:span><text:span text:style-name="T4">involves the development of</text:span><text:span text:style-name="T2">) or only part of a semantic unit (</text:span><text:span text:style-name="T4">sequence of</text:span><text:span text:style-name="T2"> in </text:span><text:span text:style-name="T4">an exact sequence of</text:span><text:span text:style-name="T2">, </text:span><text:span text:style-name="T4">a better way </text:span><text:span text:style-name="T2">in </text:span><text:span text:style-name="T4">in a better way</text:span><text:span text:style-name="T2">) (see Martinez &amp; Schmitt 2012 and Buerki 2016 for the idea of semantic units). Human intervention means that the FSs identified will be self-contained semantic units (e.g., </text:span><text:span text:style-name="T4">the development of</text:span><text:span text:style-name="T2">, </text:span><text:span text:style-name="T4">an exact sequence of</text:span><text:span text:style-name="T2">, </text:span><text:span text:style-name="T4">in a better way</text:span><text:span text:style-name="T2">) that can be of utility for language teaching and learning purposes. There are also some cases that were not identified by IdiomSearch but were nevertheless included in the analysis because they contain the same core elements as in those that have been identified by the program, albeit with some formal variations. Take the combination of </text:span><text:span text:style-name="T4">ask</text:span><text:span text:style-name="T2"> and </text:span><text:span text:style-name="T4">question</text:span><text:span text:style-name="T2"> for instance; while </text:span><text:span text:style-name="T4">asked questions about</text:span><text:span text:style-name="T2"> was identified by the program, those involving changes of word order or form, or intervening elements as in </text:span><text:span text:style-name="T4">the questions asked</text:span><text:span text:style-name="T2">, </text:span><text:span text:style-name="T4">asked 10 blocks of questions</text:span><text:span text:style-name="T2">, </text:span><text:span text:style-name="T4">asking questions</text:span><text:span text:style-name="T2">, </text:span><text:span text:style-name="T4">asking knowledge questions about</text:span><text:span text:style-name="T2">, </text:span><text:span text:style-name="T4">the question being asked</text:span><text:span text:style-name="T2"> were all missed by the computer as the exact sequences may not be frequent enough in the reference database. However, the exclusion of such variations would risk overlooking potentially important features of a given discourse community, and a manual approach was applied exactly to identify those non-contiguous FSs.</text:span></text:p>
      <text:list xml:id="list134354915039600" text:continue-numbering="true" text:style-name="WWNum14">
        <text:list-item>
          <text:list>
            <text:list-item>
              <text:p text:style-name="P43">Classification of ideational functions</text:p>
            </text:list-item>
          </text:list>
        </text:list-item>
      </text:list>
      <text:p text:style-name="P15"><text:span text:style-name="T2">The classification of functions in the current study was based on Systemic Functional Linguistics (SFL), developed by Halliday (see Halliday 2014). SFL focuses on the underlying communicative functions of language and the systemic choices that are made available by the language system (Gledhill 2011). Central to the theory is the notion of three kinds of metafunctions – ideational, interpersonal, and textual – which underlie the organisation of language. In previous studies of lexical bundles such as Hyland (2008) and Biber et al. (2004), the functional framework used was all based loosely on SFL. As discussed in the introduction, while textual and interpersonal functions have been extensively investigated in previous research, the ideational – also called as ‘research-oriented’ – functions are less well defined, often containing only a fairly small number of options. For a more comprehensive study of FSs with ideational functions, the present study turned to the original SFL framework for the purpose of deriving a workable annotation taxonomy.</text:span></text:p>
      <text:p text:style-name="P22"><text:span text:style-name="T2">The ideational metafunction in SFL is concerned with the construction of knowledge or human experience, represented as a configuration of a process (a type of action or event), participants in that process (an actor or object), and circumstantial elements such as time, place and manner. Each of these three components gives entry to a more specific system with a variety of options. Table 1 presents a slightly simplified version of the original system of ideational functions (see Halliday 2014), excluding those that either are not normally associated with FSs or rarely occur in the type of discourse under investigation, such as the category of behavioural processes. Some of the functions as well as their explanations have been tailored to the discourse in hand and its features. For instance, verbal FSs in the present study are often related to reference to previous research (i.e., what other scholars say about something), definition, explanation, and argumentation. The circumstantial elements in the original framework were merged into a few main sub-categories. Among them, manner encompasses a number of elements, such as angle and role, which are treated as separate sub-categories parallel to manner in the original taxonomy. The remaining sub-categories (e.g., matter, accompaniment) were put under the ‘other’ category due to their low frequencies. Terminology was added to the framework to address the large number of specialist terms occurring in the data under investigation.</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5"><text:span text:style-name="T29">Process</text:span></text:p>
          </table:table-cell>
          <table:covered-table-cell/>
        </table:table-row>
        <table:table-row table:style-name="Table2.1">
          <table:table-cell table:style-name="Table2.A2" office:value-type="string">
            <text:p text:style-name="P5"><text:span text:style-name="T21">Material</text:span></text:p>
          </table:table-cell>
          <table:table-cell table:style-name="Table2.A2" office:value-type="string">
            <text:p text:style-name="P5"><text:span text:style-name="T21">Doing: action, movement, research procedure, e.g., </text:span><text:span text:style-name="T23">tidy X up to, turn away from, the operation of, search for, an examination of</text:span></text:p>
          </table:table-cell>
        </table:table-row>
        <table:table-row table:style-name="Table2.1">
          <table:table-cell table:style-name="Table2.A3" office:value-type="string">
            <text:p text:style-name="P5"><text:span text:style-name="T21">Mental</text:span></text:p>
          </table:table-cell>
          <table:table-cell table:style-name="Table2.A3" office:value-type="string">
            <text:p text:style-name="P5"><text:span text:style-name="T21">Perception, cognition, emotion, reasoning process, e.g., </text:span><text:span text:style-name="T23">make sense of, the understanding of, be expected to, take into account</text:span></text:p>
          </table:table-cell>
        </table:table-row>
        <table:table-row table:style-name="Table2.1">
          <table:table-cell table:style-name="Table2.A3" office:value-type="string">
            <text:p text:style-name="P5"><text:span text:style-name="T21">Verbal</text:span></text:p>
          </table:table-cell>
          <table:table-cell table:style-name="Table2.A3" office:value-type="string">
            <text:p text:style-name="P5"><text:span text:style-name="T21">Saying (normally associated with the reporting of previous research), explaining, defining, argumentation, e.g., </text:span><text:span text:style-name="T25">put forward, assert/proclaim that, as X put it, argue against, an explanation of</text:span></text:p>
          </table:table-cell>
        </table:table-row>
        <table:table-row table:style-name="Table2.1">
          <table:table-cell table:style-name="Table2.A3" office:value-type="string">
            <text:p text:style-name="P5"><text:span text:style-name="T21">Relational</text:span></text:p>
          </table:table-cell>
          <table:table-cell table:style-name="Table2.A3" office:value-type="string">
            <text:p text:style-name="P5"><text:span text:style-name="T21">Attributing, identifying, e.g., </text:span><text:span text:style-name="T23">consist of, be linked to, interaction with</text:span></text:p>
          </table:table-cell>
        </table:table-row>
        <table:table-row table:style-name="Table2.1">
          <table:table-cell table:style-name="Table2.A6" office:value-type="string">
            <text:p text:style-name="P5"><text:span text:style-name="T21">Existential</text:span></text:p>
          </table:table-cell>
          <table:table-cell table:style-name="Table2.A6" office:value-type="string">
            <text:p text:style-name="P5"><text:span text:style-name="T21">Existing, happening, e.g., </text:span><text:span text:style-name="T23">there be, there remain, the emergence of, take place</text:span></text:p>
          </table:table-cell>
        </table:table-row>
        <table:table-row table:style-name="Table2.1">
          <table:table-cell table:style-name="Table2.A1" table:number-columns-spanned="2" office:value-type="string">
            <text:p text:style-name="P5"><text:span text:style-name="T29">Circumstance</text:span></text:p>
          </table:table-cell>
          <table:covered-table-cell/>
        </table:table-row>
        <table:table-row table:style-name="Table2.1">
          <table:table-cell table:style-name="Table2.A2" office:value-type="string">
            <text:p text:style-name="P5"><text:span text:style-name="T21">Location</text:span></text:p>
          </table:table-cell>
          <table:table-cell table:style-name="Table2.A2" office:value-type="string">
            <text:p text:style-name="P5"><text:span text:style-name="T21">Place, time, e.g., </text:span><text:span text:style-name="T23">in the world, in the Nth century, at the end of</text:span></text:p>
          </table:table-cell>
        </table:table-row>
        <table:table-row table:style-name="Table2.1">
          <table:table-cell table:style-name="Table2.A3" office:value-type="string">
            <text:p text:style-name="P5"><text:span text:style-name="T21">Manner</text:span></text:p>
          </table:table-cell>
          <table:table-cell table:style-name="Table2.A3" office:value-type="string">
            <text:p text:style-name="P5"><text:span text:style-name="T21">Means, comparison, degree, extent, angle, role e.g., </text:span><text:span text:style-name="T23">as a means of, quickly and easily, as opposed to, to the extent that, from the perspective of, in the form of</text:span></text:p>
          </table:table-cell>
        </table:table-row>
        <table:table-row table:style-name="Table2.1">
          <table:table-cell table:style-name="Table2.A3" office:value-type="string">
            <text:p text:style-name="P5"><text:span text:style-name="T21">Cause and contingency</text:span></text:p>
          </table:table-cell>
          <table:table-cell table:style-name="Table2.A3" office:value-type="string">
            <text:p text:style-name="P5"><text:span text:style-name="T21">Reason, purpose, condition, concession, e.g., </text:span><text:span text:style-name="T23">because of, as a result of, for the purpose of, in case of, in the absence of, in spite of</text:span></text:p>
          </table:table-cell>
        </table:table-row>
        <text:soft-page-break/>
        <table:table-row table:style-name="Table2.1">
          <table:table-cell table:style-name="Table2.A6" office:value-type="string">
            <text:p text:style-name="P5"><text:span text:style-name="T21">Other</text:span></text:p>
          </table:table-cell>
          <table:table-cell table:style-name="Table2.A6" office:value-type="string">
            <text:p text:style-name="P5"><text:span text:style-name="T21">Matter, e.g., </text:span><text:span text:style-name="T23">with respect to</text:span><text:span text:style-name="T21">; accompaniment, e.g., </text:span><text:span text:style-name="T23">instead of, as well as</text:span></text:p>
          </table:table-cell>
        </table:table-row>
        <table:table-row table:style-name="Table2.1">
          <table:table-cell table:style-name="Table2.A1" table:number-columns-spanned="2" office:value-type="string">
            <text:p text:style-name="P5"><text:span text:style-name="T29">Participant</text:span></text:p>
          </table:table-cell>
          <table:covered-table-cell/>
        </table:table-row>
        <table:table-row table:style-name="Table2.1">
          <table:table-cell table:style-name="Table2.A2" office:value-type="string">
            <text:p text:style-name="P5"><text:span text:style-name="T21">Attribute</text:span></text:p>
          </table:table-cell>
          <table:table-cell table:style-name="Table2.A2" office:value-type="string">
            <text:p text:style-name="P5"><text:span text:style-name="T21">Descriptive property, e.g., </text:span><text:span text:style-name="T23">the nature of, the character of</text:span></text:p>
          </table:table-cell>
        </table:table-row>
        <table:table-row table:style-name="Table2.1">
          <table:table-cell table:style-name="Table2.A3" office:value-type="string">
            <text:p text:style-name="P5"><text:span text:style-name="T21">Quantification</text:span></text:p>
          </table:table-cell>
          <table:table-cell table:style-name="Table2.A3" office:value-type="string">
            <text:p text:style-name="P5"><text:span text:style-name="T21">Quantity and category specification, e.g., </text:span><text:span text:style-name="T23">a small number of, a lot of, the majority of, a piece of, a type of</text:span></text:p>
          </table:table-cell>
        </table:table-row>
        <table:table-row table:style-name="Table2.1">
          <table:table-cell table:style-name="Table2.A3" office:value-type="string">
            <text:p text:style-name="P5"><text:span text:style-name="T21">Human or non-human entity</text:span></text:p>
          </table:table-cell>
          <table:table-cell table:style-name="Table2.A3" office:value-type="string">
            <text:p text:style-name="P5"><text:span text:style-name="T21">Normally non-specified, e.g., </text:span><text:span text:style-name="T23">human beings, ethnic minorities, a large audience</text:span></text:p>
          </table:table-cell>
        </table:table-row>
        <table:table-row table:style-name="Table2.1">
          <table:table-cell table:style-name="Table2.A6" office:value-type="string">
            <text:p text:style-name="P5"><text:span text:style-name="T21">Terminology</text:span></text:p>
          </table:table-cell>
          <table:table-cell table:style-name="Table2.A6" office:value-type="string">
            <text:p text:style-name="P5"><text:span text:style-name="T21">Specialist terms, e.g</text:span><text:span text:style-name="T13">.,</text:span><text:span text:style-name="T8"> </text:span><text:span text:style-name="T6">constant coefficients, international law, probability theory, amino acid, carbon dioxide, public health</text:span><text:span text:style-name="T8"> </text:span></text:p>
          </table:table-cell>
        </table:table-row>
      </table:table>
      <text:p text:style-name="P16"/>
      <text:p text:style-name="P20"><text:span text:style-name="T3">Table 2. Sub-categories of the Ideational Metafunction</text:span></text:p>
      <text:p text:style-name="P22"><text:span text:style-name="T2">The corpus data were manually gone through to identify FSs based on the criteria presented earlier. The UAM Corpus Tool (O’Donnell 2013) was used for the annotation of functions according to the functional taxonomy presented above.</text:span></text:p>
      <text:list xml:id="list134353276946356" text:continue-numbering="true" text:style-name="WWNum14">
        <text:list-item>
          <text:p text:style-name="P44">Results and discussion</text:p>
        </text:list-item>
      </text:list>
      <text:p text:style-name="P15"><text:span text:style-name="T2">This section presents the overall frequencies of ideational FSs in the two corpora before offering a more detailed analysis of a number of major sub-categories of FSs found in the two corpora.</text:span></text:p>
      <text:list xml:id="list134353427668895" text:continue-numbering="true" text:style-name="WWNum14">
        <text:list-item>
          <text:list>
            <text:list-item>
              <text:p text:style-name="P43">An overall picture</text:p>
            </text:list-item>
          </text:list>
        </text:list-item>
      </text:list>
      <text:p text:style-name="P15"><text:span text:style-name="T2">Altogether, 9,558 FSs with ideational functions were identified in the two corpora. Table 3 presents both raw and normalised frequencies (per 10,000 words) of ideational FSs in each corpus. To give an overview of the distribution of FSs associated with all the three metafunctions, the results from Wang (2018) and (2019) regarding interpersonal and textual FSs are also presented in Table 3; see also Figure 1 for a graphical representation of the distribution. The log-likelihood test was conducted throughout the study to calculate whether a difference between two raw frequency counts is due to chance or to a statistically significant difference between the two corpora. </text:span></text:p>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C"/>
        <table:table-column table:style-name="Table3.D"/>
        <table:table-row table:style-name="Table3.1">
          <table:table-cell table:style-name="Table3.A1" office:value-type="string">
            <text:p text:style-name="P9"/>
          </table:table-cell>
          <table:table-cell table:style-name="Table3.B1" table:number-columns-spanned="3" office:value-type="string">
            <text:p text:style-name="P6"><text:span text:style-name="T21">Student corpus</text:span></text:p>
          </table:table-cell>
          <table:covered-table-cell/>
          <table:covered-table-cell/>
          <table:table-cell table:style-name="Table3.B1" table:number-columns-spanned="3" office:value-type="string">
            <text:p text:style-name="P6"><text:span text:style-name="T21">Expert corpus</text:span></text:p>
          </table:table-cell>
          <table:covered-table-cell/>
          <table:covered-table-cell/>
        </table:table-row>
        <table:table-row table:style-name="Table3.1">
          <table:table-cell table:style-name="Table3.A2" office:value-type="string">
            <text:p text:style-name="P9"/>
          </table:table-cell>
          <table:table-cell table:style-name="Table3.B1" office:value-type="string">
            <text:p text:style-name="P7"><text:span text:style-name="T30">Ideational</text:span></text:p>
          </table:table-cell>
          <table:table-cell table:style-name="Table3.B1" office:value-type="string">
            <text:p text:style-name="P7"><text:span text:style-name="T30">Textual</text:span></text:p>
          </table:table-cell>
          <table:table-cell table:style-name="Table3.B1" office:value-type="string">
            <text:p text:style-name="P7"><text:span text:style-name="T30">Interpersonal</text:span></text:p>
          </table:table-cell>
          <table:table-cell table:style-name="Table3.B1" office:value-type="string">
            <text:p text:style-name="P7"><text:span text:style-name="T30">Ideational</text:span></text:p>
          </table:table-cell>
          <table:table-cell table:style-name="Table3.B1" office:value-type="string">
            <text:p text:style-name="P7"><text:span text:style-name="T30">Textual</text:span></text:p>
          </table:table-cell>
          <table:table-cell table:style-name="Table3.B1" office:value-type="string">
            <text:p text:style-name="P7"><text:span text:style-name="T30">Interpersonal</text:span></text:p>
          </table:table-cell>
        </table:table-row>
        <table:table-row table:style-name="Table3.1">
          <table:table-cell table:style-name="Table3.A3" office:value-type="string">
            <text:p text:style-name="P5"><text:span text:style-name="T30">No. of FSs</text:span></text:p>
          </table:table-cell>
          <table:table-cell table:style-name="Table3.B3" office:value-type="string">
            <text:p text:style-name="P5"><text:span text:style-name="T30">4484</text:span></text:p>
          </table:table-cell>
          <table:table-cell table:style-name="Table3.B3" office:value-type="string">
            <text:p text:style-name="P5"><text:span text:style-name="T30">631</text:span></text:p>
          </table:table-cell>
          <table:table-cell table:style-name="Table3.B3" office:value-type="string">
            <text:p text:style-name="P5"><text:span text:style-name="T30">1189</text:span></text:p>
          </table:table-cell>
          <table:table-cell table:style-name="Table3.B3" office:value-type="string">
            <text:p text:style-name="P5"><text:span text:style-name="T30">5074</text:span></text:p>
          </table:table-cell>
          <table:table-cell table:style-name="Table3.B3" office:value-type="string">
            <text:p text:style-name="P5"><text:span text:style-name="T30">890</text:span></text:p>
          </table:table-cell>
          <table:table-cell table:style-name="Table3.B3" office:value-type="string">
            <text:p text:style-name="P5"><text:span text:style-name="T30">1243</text:span></text:p>
          </table:table-cell>
        </table:table-row>
        <table:table-row table:style-name="Table3.1">
          <table:table-cell table:style-name="Table3.A4" office:value-type="string">
            <text:p text:style-name="P5"><text:span text:style-name="T30">per 10,000 words</text:span></text:p>
          </table:table-cell>
          <table:table-cell table:style-name="Table3.A4" office:value-type="string">
            <text:p text:style-name="P5"><text:span text:style-name="T30">960</text:span></text:p>
          </table:table-cell>
          <table:table-cell table:style-name="Table3.A4" office:value-type="string">
            <text:p text:style-name="P5"><text:span text:style-name="T30">135</text:span></text:p>
          </table:table-cell>
          <table:table-cell table:style-name="Table3.A4" office:value-type="string">
            <text:p text:style-name="P5"><text:span text:style-name="T30">254</text:span></text:p>
          </table:table-cell>
          <table:table-cell table:style-name="Table3.A4" office:value-type="string">
            <text:p text:style-name="P5"><text:span text:style-name="T30">964</text:span></text:p>
          </table:table-cell>
          <table:table-cell table:style-name="Table3.A4" office:value-type="string">
            <text:p text:style-name="P5"><text:span text:style-name="T30">169</text:span></text:p>
          </table:table-cell>
          <table:table-cell table:style-name="Table3.A4" office:value-type="string">
            <text:p text:style-name="P5"><text:span text:style-name="T30">236</text:span></text:p>
          </table:table-cell>
        </table:table-row>
      </table:table>
      <text:p text:style-name="P7"><text:span text:style-name="T30">Loglikelihood test results:</text:span></text:p>
      <text:p text:style-name="P7"><text:span text:style-name="T30">Ideational: G2 = 0.05, </text:span><text:span text:style-name="T31">p </text:span><text:span text:style-name="T30">&gt; 0.05</text:span></text:p>
      <text:p text:style-name="P7"><text:span text:style-name="T30">Textual: G2 = 18.88, </text:span><text:span text:style-name="T31">p </text:span><text:span text:style-name="T30">&lt; 0.0001</text:span></text:p>
      <text:p text:style-name="P7"><text:span text:style-name="T30">Interpersonal: G2 = 3.38, </text:span><text:span text:style-name="T31">p </text:span><text:span text:style-name="T30">&gt; 0.05</text:span></text:p>
      <text:p text:style-name="P16"/>
      <text:p text:style-name="P20"><text:span text:style-name="T3">Table 3 Raw and normalised frequencies of FSs associated with the three metafunctions</text:span></text:p>
      <text:p text:style-name="P24"/>
      <text:p text:style-name="P24"><draw:frame draw:style-name="fr2" text:anchor-type="as-char" svg:width="3.9602in" svg:height="2.5307in" draw:z-index="0"><draw:object xlink:href="./Object 3" xlink:type="simple" xlink:show="embed" xlink:actuate="onLoad"/><draw:image xlink:href="./ObjectReplacements/Object 3" xlink:type="simple" xlink:show="embed" xlink:actuate="onLoad"/></draw:frame></text:p>
      <text:p text:style-name="P42"><text:span text:style-name="T38">Figure </text:span><text:span text:style-name="T38"><text:sequence text:ref-name="refFigure0" text:name="Figure" text:formula="ooow:Figure+1" style:num-format="1">1</text:sequence></text:span><text:span text:style-name="T38"><text:s/>Distribution of the three types of metafunction in each corpus</text:span></text:p>
      <text:p text:style-name="P22"><text:soft-page-break/><text:span text:style-name="T2">As mentioned in the introduction, it is the textual and interpersonal metafunctions that have attracted most attention in previous studies of lexical bundles, </text:span><text:span text:style-name="T4">n</text:span><text:span text:style-name="T2">-grams and other types of FSs. However, as shown in Figure 1, the two categories of FSs together only account for approximately 30 per cent of all the FSs identified in each corpus, whereas ideational FSs make up for the remaining 70 per cent, which, for some reason, have not been investigated systematically. Out of the 9,558 ideational FSs retrieved from the corpora, only 3,103 (32%) were captured by the frequency-based program, while 3,618 (38%) were completely missed; the remaining 2,829 (30%) instances were partially identified by the program in the sense that some of them may be part of a complete formulaic unit and some may contain elements outside a complete unit (cf. Section 2). </text:span></text:p>
      <text:p text:style-name="P22"><text:span text:style-name="T2">In terms of overall frequencies, Table 3 reveals a great similarity between the two corpora regarding ideational FSs; in fact, a statistically significant difference was only found in textual FSs between the two corpora. In other words, both student and expert texts are highly formulaic. Previous studies such as Chen &amp; Baker (2010) and Ädel &amp; Erman (2012) have observed a lack of formulaicity in L2 undergraduate students’ academic writing, in comparison to either L1 student writing of the same academic level or expert writing. The results presented above suggest that successful L1 student writing is fairly close to expert writing in terms of formulaicity, at least quantitatively. This in turn may lend support to the advantage that native speakers have over non-native students in the use of ready-made multi-word expressions, which are considered part of native speakers’ linguistic competence that non-native speakers have limited access to (Wray 2002, 2008; Kecskes 2016). <text:s/></text:span></text:p>
      <text:p text:style-name="P22"><text:span text:style-name="T2">The following sub-section looks more closely at the ideational FSs based on the distribution of the three main categories of the ideational metafunction as well as the sub-categories as presented in Table 2.</text:span></text:p>
      <text:list xml:id="list134353178718464" text:continue-numbering="true" text:style-name="WWNum14">
        <text:list-item>
          <text:list>
            <text:list-item>
              <text:p text:style-name="P43">FSs of different ideational functions </text:p>
            </text:list-item>
          </text:list>
        </text:list-item>
      </text:list>
      <text:p text:style-name="P15"><text:span text:style-name="T2">Table 4 presents the frequency counts and proportions of FSs with different ideational functions in each corpu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D"/>
        <table:table-column table:style-name="Table4.G"/>
        <text:soft-page-break/>
        <table:table-row table:style-name="Table4.1">
          <table:table-cell table:style-name="Table4.A1" office:value-type="string">
            <text:p text:style-name="P2"/>
          </table:table-cell>
          <table:table-cell table:style-name="Table4.A1" office:value-type="string">
            <text:p text:style-name="P2"/>
          </table:table-cell>
          <table:table-cell table:style-name="Table4.A1" table:number-columns-spanned="2" office:value-type="string">
            <text:p text:style-name="P4"><text:span text:style-name="T13">Student corpus</text:span></text:p>
          </table:table-cell>
          <table:covered-table-cell/>
          <table:table-cell table:style-name="Table4.A1" table:number-columns-spanned="2" office:value-type="string">
            <text:p text:style-name="P4"><text:span text:style-name="T13">Expert corpus</text:span></text:p>
          </table:table-cell>
          <table:covered-table-cell/>
          <table:table-cell table:style-name="Table4.A1" office:value-type="string">
            <text:p text:style-name="P2"/>
          </table:table-cell>
        </table:table-row>
        <table:table-row table:style-name="Table4.1">
          <table:table-cell table:style-name="Table4.A1" office:value-type="string">
            <text:p text:style-name="P4"><text:span text:style-name="T13">Categories</text:span></text:p>
          </table:table-cell>
          <table:table-cell table:style-name="Table4.A1" office:value-type="string">
            <text:p text:style-name="P4"><text:span text:style-name="T13">Sub-categories</text:span></text:p>
          </table:table-cell>
          <table:table-cell table:style-name="Table4.A1" office:value-type="string">
            <text:p text:style-name="P4"><text:span text:style-name="T13">No.</text:span></text:p>
          </table:table-cell>
          <table:table-cell table:style-name="Table4.A1" office:value-type="string">
            <text:p text:style-name="P4"><text:span text:style-name="T13">%</text:span></text:p>
          </table:table-cell>
          <table:table-cell table:style-name="Table4.A1" office:value-type="string">
            <text:p text:style-name="P4"><text:span text:style-name="T13">No. </text:span></text:p>
          </table:table-cell>
          <table:table-cell table:style-name="Table4.A1" office:value-type="string">
            <text:p text:style-name="P4"><text:span text:style-name="T13">%</text:span></text:p>
          </table:table-cell>
          <table:table-cell table:style-name="Table4.A1" office:value-type="string">
            <text:p text:style-name="P4"><text:span text:style-name="T13">Log-likelihood (G2)*</text:span></text:p>
          </table:table-cell>
        </table:table-row>
        <table:table-row table:style-name="Table4.1">
          <table:table-cell table:style-name="Table4.A1" table:number-rows-spanned="6" office:value-type="string">
            <text:p text:style-name="P4"><text:span text:style-name="T13">Process</text:span></text:p>
          </table:table-cell>
          <table:table-cell table:style-name="Table4.A1" office:value-type="string">
            <text:p text:style-name="P4"><text:span text:style-name="T13">Material</text:span></text:p>
          </table:table-cell>
          <table:table-cell table:style-name="Table4.A1" office:value-type="string">
            <text:p text:style-name="P4"><text:span text:style-name="T13">589</text:span></text:p>
          </table:table-cell>
          <table:table-cell table:style-name="Table4.A1" office:value-type="string">
            <text:p text:style-name="P4"><text:span text:style-name="T13">30</text:span></text:p>
          </table:table-cell>
          <table:table-cell table:style-name="Table4.A1" office:value-type="string">
            <text:p text:style-name="P4"><text:span text:style-name="T13">747</text:span></text:p>
          </table:table-cell>
          <table:table-cell table:style-name="Table4.A1" office:value-type="string">
            <text:p text:style-name="P4"><text:span text:style-name="T13">34</text:span></text:p>
          </table:table-cell>
          <table:table-cell table:style-name="Table4.A1" office:value-type="string">
            <text:p text:style-name="P4"><text:span text:style-name="T13">4.65, </text:span></text:p>
            <text:p text:style-name="P4"><text:span text:style-name="T15">p&lt;</text:span><text:span text:style-name="T13">0.05</text:span></text:p>
          </table:table-cell>
        </table:table-row>
        <table:table-row table:style-name="Table4.1">
          <table:covered-table-cell/>
          <table:table-cell table:style-name="Table4.A1" office:value-type="string">
            <text:p text:style-name="P4"><text:span text:style-name="T13">Mental</text:span></text:p>
          </table:table-cell>
          <table:table-cell table:style-name="Table4.A1" office:value-type="string">
            <text:p text:style-name="P4"><text:span text:style-name="T13">443</text:span></text:p>
          </table:table-cell>
          <table:table-cell table:style-name="Table4.A1" office:value-type="string">
            <text:p text:style-name="P4"><text:span text:style-name="T13">23</text:span></text:p>
          </table:table-cell>
          <table:table-cell table:style-name="Table4.A1" office:value-type="string">
            <text:p text:style-name="P4"><text:span text:style-name="T13">466</text:span></text:p>
          </table:table-cell>
          <table:table-cell table:style-name="Table4.A1" office:value-type="string">
            <text:p text:style-name="P4"><text:span text:style-name="T13">18</text:span></text:p>
          </table:table-cell>
          <table:table-cell table:style-name="Table4.A1" office:value-type="string">
            <text:p text:style-name="P4"><text:span text:style-name="T13">1.06</text:span></text:p>
          </table:table-cell>
        </table:table-row>
        <table:table-row table:style-name="Table4.1">
          <table:covered-table-cell/>
          <table:table-cell table:style-name="Table4.A1" office:value-type="string">
            <text:p text:style-name="P4"><text:span text:style-name="T13">Verbal</text:span></text:p>
          </table:table-cell>
          <table:table-cell table:style-name="Table4.A1" office:value-type="string">
            <text:p text:style-name="P4"><text:span text:style-name="T13">392</text:span></text:p>
          </table:table-cell>
          <table:table-cell table:style-name="Table4.A1" office:value-type="string">
            <text:p text:style-name="P4"><text:span text:style-name="T13">20</text:span></text:p>
          </table:table-cell>
          <table:table-cell table:style-name="Table4.A1" office:value-type="string">
            <text:p text:style-name="P4"><text:span text:style-name="T13">491</text:span></text:p>
          </table:table-cell>
          <table:table-cell table:style-name="Table4.A1" office:value-type="string">
            <text:p text:style-name="P4"><text:span text:style-name="T13">22</text:span></text:p>
          </table:table-cell>
          <table:table-cell table:style-name="Table4.A1" office:value-type="string">
            <text:p text:style-name="P4"><text:span text:style-name="T13">2.47</text:span></text:p>
          </table:table-cell>
        </table:table-row>
        <table:table-row table:style-name="Table4.1">
          <table:covered-table-cell/>
          <table:table-cell table:style-name="Table4.A1" office:value-type="string">
            <text:p text:style-name="P4"><text:span text:style-name="T13">Relational</text:span></text:p>
          </table:table-cell>
          <table:table-cell table:style-name="Table4.A1" office:value-type="string">
            <text:p text:style-name="P4"><text:span text:style-name="T13">330</text:span></text:p>
          </table:table-cell>
          <table:table-cell table:style-name="Table4.A1" office:value-type="string">
            <text:p text:style-name="P4"><text:span text:style-name="T13">17</text:span></text:p>
          </table:table-cell>
          <table:table-cell table:style-name="Table4.A1" office:value-type="string">
            <text:p text:style-name="P4"><text:span text:style-name="T13">350</text:span></text:p>
          </table:table-cell>
          <table:table-cell table:style-name="Table4.A1" office:value-type="string">
            <text:p text:style-name="P4"><text:span text:style-name="T13">16</text:span></text:p>
          </table:table-cell>
          <table:table-cell table:style-name="Table4.A1" office:value-type="string">
            <text:p text:style-name="P4"><text:span text:style-name="T13">0.61</text:span></text:p>
          </table:table-cell>
        </table:table-row>
        <table:table-row table:style-name="Table4.1">
          <table:covered-table-cell/>
          <table:table-cell table:style-name="Table4.A1" office:value-type="string">
            <text:p text:style-name="P4"><text:span text:style-name="T13">Existential</text:span></text:p>
          </table:table-cell>
          <table:table-cell table:style-name="Table4.A1" office:value-type="string">
            <text:p text:style-name="P4"><text:span text:style-name="T13">187</text:span></text:p>
          </table:table-cell>
          <table:table-cell table:style-name="Table4.A1" office:value-type="string">
            <text:p text:style-name="P4"><text:span text:style-name="T13">10</text:span></text:p>
          </table:table-cell>
          <table:table-cell table:style-name="Table4.A1" office:value-type="string">
            <text:p text:style-name="P4"><text:span text:style-name="T13">211</text:span></text:p>
          </table:table-cell>
          <table:table-cell table:style-name="Table4.A1" office:value-type="string">
            <text:p text:style-name="P4"><text:span text:style-name="T13">10</text:span></text:p>
          </table:table-cell>
          <table:table-cell table:style-name="Table4.A1" office:value-type="string">
            <text:p text:style-name="P4"><text:span text:style-name="T13">0.00</text:span></text:p>
          </table:table-cell>
        </table:table-row>
        <table:table-row table:style-name="Table4.1">
          <table:covered-table-cell/>
          <table:table-cell table:style-name="Table4.A1" office:value-type="string">
            <text:p text:style-name="P4"><text:span text:style-name="T18">TOTAL</text:span></text:p>
          </table:table-cell>
          <table:table-cell table:style-name="Table4.A1" office:value-type="string">
            <text:p text:style-name="P4"><text:span text:style-name="T18">1941</text:span></text:p>
          </table:table-cell>
          <table:table-cell table:style-name="Table4.A1" office:value-type="string">
            <text:p text:style-name="P4"><text:span text:style-name="T18">100</text:span></text:p>
          </table:table-cell>
          <table:table-cell table:style-name="Table4.A1" office:value-type="string">
            <text:p text:style-name="P4"><text:span text:style-name="T18">2201</text:span></text:p>
          </table:table-cell>
          <table:table-cell table:style-name="Table4.A1" office:value-type="string">
            <text:p text:style-name="P4"><text:span text:style-name="T18">100</text:span></text:p>
          </table:table-cell>
          <table:table-cell table:style-name="Table4.A1" office:value-type="string">
            <text:p text:style-name="P4"><text:span text:style-name="T18">0.05</text:span></text:p>
          </table:table-cell>
        </table:table-row>
        <table:table-row table:style-name="Table4.1">
          <table:table-cell table:style-name="Table4.A1" table:number-rows-spanned="5" office:value-type="string">
            <text:p text:style-name="P4"><text:span text:style-name="T13">Circumstance</text:span></text:p>
          </table:table-cell>
          <table:table-cell table:style-name="Table4.A1" office:value-type="string">
            <text:p text:style-name="P4"><text:span text:style-name="T13">Location</text:span></text:p>
          </table:table-cell>
          <table:table-cell table:style-name="Table4.A1" office:value-type="string">
            <text:p text:style-name="P4"><text:span text:style-name="T13">451</text:span></text:p>
          </table:table-cell>
          <table:table-cell table:style-name="Table4.A1" office:value-type="string">
            <text:p text:style-name="P4"><text:span text:style-name="T13">31</text:span></text:p>
          </table:table-cell>
          <table:table-cell table:style-name="Table4.A1" office:value-type="string">
            <text:p text:style-name="P4"><text:span text:style-name="T13">497</text:span></text:p>
          </table:table-cell>
          <table:table-cell table:style-name="Table4.A1" office:value-type="string">
            <text:p text:style-name="P4"><text:span text:style-name="T13">31</text:span></text:p>
          </table:table-cell>
          <table:table-cell table:style-name="Table4.A1" office:value-type="string">
            <text:p text:style-name="P4"><text:span text:style-name="T13">0.11</text:span></text:p>
          </table:table-cell>
        </table:table-row>
        <table:table-row table:style-name="Table4.1">
          <table:covered-table-cell/>
          <table:table-cell table:style-name="Table4.A1" office:value-type="string">
            <text:p text:style-name="P4"><text:span text:style-name="T13">Manner</text:span></text:p>
          </table:table-cell>
          <table:table-cell table:style-name="Table4.A1" office:value-type="string">
            <text:p text:style-name="P4"><text:span text:style-name="T13">670</text:span></text:p>
          </table:table-cell>
          <table:table-cell table:style-name="Table4.A1" office:value-type="string">
            <text:p text:style-name="P4"><text:span text:style-name="T13">46</text:span></text:p>
          </table:table-cell>
          <table:table-cell table:style-name="Table4.A1" office:value-type="string">
            <text:p text:style-name="P4"><text:span text:style-name="T13">674</text:span></text:p>
          </table:table-cell>
          <table:table-cell table:style-name="Table4.A1" office:value-type="string">
            <text:p text:style-name="P4"><text:span text:style-name="T13">43</text:span></text:p>
          </table:table-cell>
          <table:table-cell table:style-name="Table4.A1" office:value-type="string">
            <text:p text:style-name="P4"><text:span text:style-name="T13">4.29,</text:span></text:p>
            <text:p text:style-name="P4"><text:span text:style-name="T15">p&lt;</text:span><text:span text:style-name="T13">0.05</text:span></text:p>
          </table:table-cell>
        </table:table-row>
        <table:table-row table:style-name="Table4.1">
          <table:covered-table-cell/>
          <table:table-cell table:style-name="Table4.A1" office:value-type="string">
            <text:p text:style-name="P4"><text:span text:style-name="T13">Cause and contingency</text:span></text:p>
          </table:table-cell>
          <table:table-cell table:style-name="Table4.A1" office:value-type="string">
            <text:p text:style-name="P4"><text:span text:style-name="T13">270</text:span></text:p>
          </table:table-cell>
          <table:table-cell table:style-name="Table4.A1" office:value-type="string">
            <text:p text:style-name="P4"><text:span text:style-name="T13">18</text:span></text:p>
          </table:table-cell>
          <table:table-cell table:style-name="Table4.A1" office:value-type="string">
            <text:p text:style-name="P4"><text:span text:style-name="T13">268</text:span></text:p>
          </table:table-cell>
          <table:table-cell table:style-name="Table4.A1" office:value-type="string">
            <text:p text:style-name="P4"><text:span text:style-name="T13">17</text:span></text:p>
          </table:table-cell>
          <table:table-cell table:style-name="Table4.A1" office:value-type="string">
            <text:p text:style-name="P4"><text:span text:style-name="T13">2.15</text:span></text:p>
          </table:table-cell>
        </table:table-row>
        <table:table-row table:style-name="Table4.1">
          <table:covered-table-cell/>
          <table:table-cell table:style-name="Table4.A1" office:value-type="string">
            <text:p text:style-name="P4"><text:span text:style-name="T13">Other</text:span></text:p>
          </table:table-cell>
          <table:table-cell table:style-name="Table4.A1" office:value-type="string">
            <text:p text:style-name="P4"><text:span text:style-name="T13">79</text:span></text:p>
          </table:table-cell>
          <table:table-cell table:style-name="Table4.A1" office:value-type="string">
            <text:p text:style-name="P4"><text:span text:style-name="T13">5</text:span></text:p>
          </table:table-cell>
          <table:table-cell table:style-name="Table4.A1" office:value-type="string">
            <text:p text:style-name="P4"><text:span text:style-name="T13">139</text:span></text:p>
          </table:table-cell>
          <table:table-cell table:style-name="Table4.A1" office:value-type="string">
            <text:p text:style-name="P4"><text:span text:style-name="T13">9</text:span></text:p>
          </table:table-cell>
          <table:table-cell table:style-name="Table4.A1" office:value-type="string">
            <text:p text:style-name="P4"><text:span text:style-name="T13">10.36</text:span></text:p>
            <text:p text:style-name="P4"><text:span text:style-name="T15">p&lt;</text:span><text:span text:style-name="T13">0.01</text:span></text:p>
          </table:table-cell>
        </table:table-row>
        <table:table-row table:style-name="Table4.1">
          <table:covered-table-cell/>
          <table:table-cell table:style-name="Table4.A1" office:value-type="string">
            <text:p text:style-name="P4"><text:span text:style-name="T18">TOTAL</text:span></text:p>
          </table:table-cell>
          <table:table-cell table:style-name="Table4.A1" office:value-type="string">
            <text:p text:style-name="P4"><text:span text:style-name="T18">1470</text:span></text:p>
          </table:table-cell>
          <table:table-cell table:style-name="Table4.A1" office:value-type="string">
            <text:p text:style-name="P4"><text:span text:style-name="T18">100</text:span></text:p>
          </table:table-cell>
          <table:table-cell table:style-name="Table4.A1" office:value-type="string">
            <text:p text:style-name="P4"><text:span text:style-name="T18">1578</text:span></text:p>
          </table:table-cell>
          <table:table-cell table:style-name="Table4.A1" office:value-type="string">
            <text:p text:style-name="P4"><text:span text:style-name="T18">100</text:span></text:p>
          </table:table-cell>
          <table:table-cell table:style-name="Table4.A1" office:value-type="string">
            <text:p text:style-name="P4"><text:span text:style-name="T18">1.76</text:span></text:p>
          </table:table-cell>
        </table:table-row>
        <table:table-row table:style-name="Table4.1">
          <table:table-cell table:style-name="Table4.A1" table:number-rows-spanned="5" office:value-type="string">
            <text:p text:style-name="P4"><text:span text:style-name="T13">Participant</text:span></text:p>
          </table:table-cell>
          <table:table-cell table:style-name="Table4.A1" office:value-type="string">
            <text:p text:style-name="P4"><text:span text:style-name="T13">Quantification</text:span></text:p>
          </table:table-cell>
          <table:table-cell table:style-name="Table4.A1" office:value-type="string">
            <text:p text:style-name="P4"><text:span text:style-name="T13">287</text:span></text:p>
          </table:table-cell>
          <table:table-cell table:style-name="Table4.A1" office:value-type="string">
            <text:p text:style-name="P4"><text:span text:style-name="T13">27</text:span></text:p>
          </table:table-cell>
          <table:table-cell table:style-name="Table4.A1" office:value-type="string">
            <text:p text:style-name="P4"><text:span text:style-name="T13">267</text:span></text:p>
          </table:table-cell>
          <table:table-cell table:style-name="Table4.A1" office:value-type="string">
            <text:p text:style-name="P4"><text:span text:style-name="T13">21</text:span></text:p>
          </table:table-cell>
          <table:table-cell table:style-name="Table4.A1" office:value-type="string">
            <text:p text:style-name="P4"><text:span text:style-name="T13">5.06</text:span></text:p>
            <text:p text:style-name="P4"><text:span text:style-name="T15">p&lt;</text:span><text:span text:style-name="T13">0.05</text:span></text:p>
          </table:table-cell>
        </table:table-row>
        <table:table-row table:style-name="Table4.1">
          <table:covered-table-cell/>
          <table:table-cell table:style-name="Table4.A1" office:value-type="string">
            <text:p text:style-name="P4"><text:span text:style-name="T13">Attribute</text:span></text:p>
          </table:table-cell>
          <table:table-cell table:style-name="Table4.A1" office:value-type="string">
            <text:p text:style-name="P4"><text:span text:style-name="T13">479</text:span></text:p>
          </table:table-cell>
          <table:table-cell table:style-name="Table4.A1" office:value-type="string">
            <text:p text:style-name="P4"><text:span text:style-name="T13">45</text:span></text:p>
          </table:table-cell>
          <table:table-cell table:style-name="Table4.A1" office:value-type="string">
            <text:p text:style-name="P4"><text:span text:style-name="T13">535</text:span></text:p>
          </table:table-cell>
          <table:table-cell table:style-name="Table4.A1" office:value-type="string">
            <text:p text:style-name="P4"><text:span text:style-name="T13">41</text:span></text:p>
          </table:table-cell>
          <table:table-cell table:style-name="Table4.A1" office:value-type="string">
            <text:p text:style-name="P4"><text:span text:style-name="T13">0.02</text:span></text:p>
          </table:table-cell>
        </table:table-row>
        <table:table-row table:style-name="Table4.1">
          <table:covered-table-cell/>
          <table:table-cell table:style-name="Table4.A1" office:value-type="string">
            <text:p text:style-name="P4"><text:span text:style-name="T13">Terminology</text:span></text:p>
          </table:table-cell>
          <table:table-cell table:style-name="Table4.A1" office:value-type="string">
            <text:p text:style-name="P4"><text:span text:style-name="T13">268</text:span></text:p>
          </table:table-cell>
          <table:table-cell table:style-name="Table4.A1" office:value-type="string">
            <text:p text:style-name="P4"><text:span text:style-name="T13">25</text:span></text:p>
          </table:table-cell>
          <table:table-cell table:style-name="Table4.A1" office:value-type="string">
            <text:p text:style-name="P4"><text:span text:style-name="T13">432</text:span></text:p>
          </table:table-cell>
          <table:table-cell table:style-name="Table4.A1" office:value-type="string">
            <text:p text:style-name="P4"><text:span text:style-name="T13">33</text:span></text:p>
          </table:table-cell>
          <table:table-cell table:style-name="Table4.A1" office:value-type="string">
            <text:p text:style-name="P4"><text:span text:style-name="T13">21.74</text:span></text:p>
            <text:p text:style-name="P4"><text:span text:style-name="T15">p&lt;</text:span><text:span text:style-name="T13">0.0001</text:span></text:p>
          </table:table-cell>
        </table:table-row>
        <table:table-row table:style-name="Table4.1">
          <table:covered-table-cell/>
          <table:table-cell table:style-name="Table4.A1" office:value-type="string">
            <text:p text:style-name="P4"><text:span text:style-name="T13">Human and non-human entity</text:span></text:p>
          </table:table-cell>
          <table:table-cell table:style-name="Table4.A1" office:value-type="string">
            <text:p text:style-name="P4"><text:span text:style-name="T13">39</text:span></text:p>
          </table:table-cell>
          <table:table-cell table:style-name="Table4.A1" office:value-type="string">
            <text:p text:style-name="P4"><text:span text:style-name="T13">4</text:span></text:p>
          </table:table-cell>
          <table:table-cell table:style-name="Table4.A1" office:value-type="string">
            <text:p text:style-name="P4"><text:span text:style-name="T13">61</text:span></text:p>
          </table:table-cell>
          <table:table-cell table:style-name="Table4.A1" office:value-type="string">
            <text:p text:style-name="P4"><text:span text:style-name="T13">5</text:span></text:p>
          </table:table-cell>
          <table:table-cell table:style-name="Table4.A1" office:value-type="string">
            <text:p text:style-name="P4"><text:span text:style-name="T13">2.62</text:span></text:p>
          </table:table-cell>
        </table:table-row>
        <table:table-row table:style-name="Table4.1">
          <table:covered-table-cell/>
          <table:table-cell table:style-name="Table4.A1" office:value-type="string">
            <text:p text:style-name="P4"><text:span text:style-name="T18">TOTAL</text:span></text:p>
          </table:table-cell>
          <table:table-cell table:style-name="Table4.A1" office:value-type="string">
            <text:p text:style-name="P4"><text:span text:style-name="T18">1073</text:span></text:p>
          </table:table-cell>
          <table:table-cell table:style-name="Table4.A1" office:value-type="string">
            <text:p text:style-name="P4"><text:span text:style-name="T18">101</text:span></text:p>
          </table:table-cell>
          <table:table-cell table:style-name="Table4.A1" office:value-type="string">
            <text:p text:style-name="P4"><text:span text:style-name="T18">1295</text:span></text:p>
          </table:table-cell>
          <table:table-cell table:style-name="Table4.A1" office:value-type="string">
            <text:p text:style-name="P4"><text:span text:style-name="T18">101</text:span></text:p>
          </table:table-cell>
          <table:table-cell table:style-name="Table4.A1" office:value-type="string">
            <text:p text:style-name="P4"><text:span text:style-name="T18">2.80</text:span></text:p>
          </table:table-cell>
        </table:table-row>
      </table:table>
      <text:p text:style-name="P4"><text:span text:style-name="T13">*Only significant </text:span><text:span text:style-name="T15">p </text:span><text:span text:style-name="T13">values are shown in the table.</text:span></text:p>
      <text:p text:style-name="P2"/>
      <text:p text:style-name="P20"><text:span text:style-name="T3">Table 4. Distribution of FSs with different ideational functions in each corpus</text:span></text:p>
      <text:p text:style-name="P22"><text:span text:style-name="T2">The two corpora resemble each other again in the distribution of the three broad functional categories. The identified FSs are most likely to be involved in processes (43%), followed by circumstances (31-33%) and participants (24-26%). However, within each category, significant differences between the two corpora were found in some sub-categories: material processes, manner and ‘other’ circumstantial elements, as well as quantification and terminology. In what follows, some of these sub-categories will be examined further with examples drawn from the dataset. </text:span></text:p>
      <text:p text:style-name="P22"><text:span text:style-name="T2">Starting with material processes, as shown in Table 4, the expert writers used significantly more FSs than did the students. Table 5 gives some examples of such FSs, divided according to their structural make-up. </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
          </table:table-cell>
          <table:table-cell table:style-name="Table5.A1" office:value-type="string">
            <text:p text:style-name="Standard"><text:span text:style-name="T13">Student corpus</text:span></text:p>
          </table:table-cell>
          <table:table-cell table:style-name="Table5.A1" office:value-type="string">
            <text:p text:style-name="Standard"><text:span text:style-name="T13">Expert corpus</text:span></text:p>
          </table:table-cell>
        </table:table-row>
        <table:table-row table:style-name="Table5.1">
          <table:table-cell table:style-name="Table5.A1" office:value-type="string">
            <text:p text:style-name="Standard"><text:span text:style-name="T13">Verb + Preposition</text:span></text:p>
          </table:table-cell>
          <table:table-cell table:style-name="Table5.A1" office:value-type="string">
            <text:p text:style-name="Standard"><text:span text:style-name="T15">expand on, look for, find out, deal with, trawl through, strip down, storm out, run away, go after, dress up, waltz into, fiddle with, move away, engage in, carry out, cover it with, break into, work on, sweep out, cut down, interfere with, trick sb into, force upon, suffer from, prevent/protect sb from, benefit from</text:span></text:p>
          </table:table-cell>
          <table:table-cell table:style-name="Table5.A1" office:value-type="string">
            <text:p text:style-name="Standard"><text:span text:style-name="T15">delve into, build on, deal with, find out, engage explicitly with, was (calmly) engaged in, search for, work with, bring about, carry out, set back, interfere with, prevent sb from</text:span></text:p>
          </table:table-cell>
        </table:table-row>
        <table:table-row table:style-name="Table5.1">
          <table:table-cell table:style-name="Table5.A1" office:value-type="string">
            <text:p text:style-name="Standard"><text:span text:style-name="T13">Verb + Noun</text:span></text:p>
          </table:table-cell>
          <table:table-cell table:style-name="Table5.A1" office:value-type="string">
            <text:p text:style-name="Standard"><text:span text:style-name="T15">make a detailed analysis, research conducted into, take a quick look at, tackle the problem, commit crimes against, commit an (earlier) error, wage wars, launch a media campaign, make some changes to, make more sales, make profit</text:span></text:p>
          </table:table-cell>
          <table:table-cell table:style-name="Table5.A1" office:value-type="string">
            <text:p text:style-name="Standard"><text:span text:style-name="T15">the original research undertaken, overcome barriers, gain momentum, the murders/crimes/errors committed, wage wars, data was collected, take parental leave, take care of, meet their/the buyers’ needs, impose limitations on, restrictions imposed by, further restrictions are imposed on</text:span></text:p>
          </table:table-cell>
        </table:table-row>
        <table:table-row table:style-name="Table5.1">
          <table:table-cell table:style-name="Table5.A1" office:value-type="string">
            <text:p text:style-name="Standard"><text:span text:style-name="T13">Nominalisation + of</text:span></text:p>
          </table:table-cell>
          <table:table-cell table:style-name="Table5.A1" office:value-type="string">
            <text:p text:style-name="Standard"><text:span text:style-name="T15">an examination of, (the/a) study of, the development of, an/the analysis of, a wide shot of, the/an engagement of</text:span></text:p>
          </table:table-cell>
          <table:table-cell table:style-name="Table5.A1" office:value-type="string">
            <text:p text:style-name="Standard"><text:span text:style-name="T15">scientific assessment of, the comprehensive collection and analysis of, the return of, a/the (thorough) development of, his engagement with</text:span></text:p>
          </table:table-cell>
        </table:table-row>
        <table:table-row table:style-name="Table5.1">
          <table:table-cell table:style-name="Table5.A1" office:value-type="string">
            <text:p text:style-name="Standard"><text:span text:style-name="T13">Adjective + Noun</text:span></text:p>
          </table:table-cell>
          <table:table-cell table:style-name="Table5.A1" office:value-type="string">
            <text:p text:style-name="Standard"><text:span text:style-name="T15">scientific research, sexual abuse, marketing efforts, human endeavour</text:span></text:p>
          </table:table-cell>
          <table:table-cell table:style-name="Table5.A1" office:value-type="string">
            <text:p text:style-name="Standard"><text:span text:style-name="T15">empirical study, further investigation/research, recent developments, scientific discoveries/advances, genetic modification, (in) previous research</text:span></text:p>
          </table:table-cell>
        </table:table-row>
        <table:table-row table:style-name="Table5.1">
          <table:table-cell table:style-name="Table5.A1" office:value-type="string">
            <text:p text:style-name="Standard"><text:span text:style-name="T13">Other</text:span></text:p>
          </table:table-cell>
          <table:table-cell table:style-name="Table5.A1" office:value-type="string">
            <text:p text:style-name="Standard"><text:span text:style-name="T15">bought and sold, distribution and promotion, cooking and heating</text:span></text:p>
          </table:table-cell>
          <table:table-cell table:style-name="Table5.A1" office:value-type="string">
            <text:p text:style-name="Standard"><text:span text:style-name="T15">widely used, newly generated, fully developed, finely tuned, easily overcome,</text:span></text:p>
            <text:p text:style-name="Standard"><text:span text:style-name="T15">collecting and analysing, data collection, video recording, </text:span></text:p>
            <text:p text:style-name="Standard"><text:span text:style-name="T15">fight and kill</text:span></text:p>
          </table:table-cell>
        </table:table-row>
      </table:table>
      <text:p text:style-name="P10"/>
      <text:p text:style-name="P20"><text:span text:style-name="T3">Table 5. Examples of FSs representing material processes</text:span></text:p>
      <text:p text:style-name="P19"/>
      <text:p text:style-name="P22"><text:span text:style-name="T2">A few observations can be made from Table 5. To begin with, the FSs associated with material processes are made up of three main structural types: verb + preposition, verb + noun, and nominalisation + of. With regard to the first type, there are clearly more verb + preposition combinations, or phrasal/prepositional verbs, in the student corpus than in the expert counterpart. As can be seen in Table 5, some of the phrasal/prepositional verbs are shared by both corpora, e.g., </text:span><text:span text:style-name="T4">deal with</text:span><text:span text:style-name="T2">, </text:span><text:span text:style-name="T4">carry out</text:span><text:span text:style-name="T2">, </text:span><text:span text:style-name="T4">find out</text:span><text:span text:style-name="T2">, which are often used in academic writing to introduce a research topic, procedure, or a finding. However, the majority of the phrasal/prepositional verbs occur exclusively in the student corpus. Many of them seem to involve some kind of bodily movement and/or a figurative sense (e.g., </text:span><text:span text:style-name="T4">run away</text:span><text:span text:style-name="T2">, </text:span><text:span text:style-name="T4">storm out</text:span><text:span text:style-name="T2">, </text:span><text:span text:style-name="T4">fiddle with</text:span><text:span text:style-name="T2">, </text:span><text:span text:style-name="T4">trawl through</text:span><text:span text:style-name="T2">). As illustrated in the following examples, the use of such multi-word expressions is often associated with a narrative approach taken by the students in their essays. </text:span></text:p>
      <text:list xml:id="list4232633169" text:style-name="WWNum29">
        <text:list-item>
          <text:p text:style-name="P38"><text:span text:style-name="T4">The camera also </text:span><text:span text:style-name="T5">zooms out</text:span><text:span text:style-name="T4"> to offer a wide shot of the four women, this serves to show how Miranda is surrounded and cornered by the others.</text:span><text:span text:style-name="T2"> (BAWE_3160b)</text:span></text:p>
        </text:list-item>
        <text:list-item>
          <text:p text:style-name="P38"><text:span text:style-name="T4">Having </text:span><text:span text:style-name="T5">trawled through</text:span><text:span text:style-name="T4"> the archives the historian’s next task according to him was to corroborate and compose a critique of the evidence at hand.</text:span><text:span text:style-name="T2"> (BAWE_0255h)</text:span></text:p>
        </text:list-item>
        <text:list-item>
          <text:p text:style-name="P38"><text:span text:style-name="T4">However the difficulties with complex structures could be related to the suggestion that Broca’s, and other non-fluent, aphasics </text:span><text:span text:style-name="T5">struggle with</text:span><text:span text:style-name="T4"> comprehension of unfamiliar, less frequent and longer word retrieval,…</text:span><text:span text:style-name="T2"> (BAWE_6206c)</text:span></text:p>
        </text:list-item>
      </text:list>
      <text:p text:style-name="P23"/>
      <text:p text:style-name="P15"><text:span text:style-name="T2">Multi-word lexical verbs are more commonly seen in conversation and fiction than in academic prose (Biber et al. 1999: 409); the frequent occurrence of such verbs in the student corpus may thus also be taken as suggesting an informal style, which has been attested as a feature of student writing in general, regardless of L1 background (Granger &amp; Rayson 1998; Gilquin &amp; Paquot 2008). </text:span></text:p>
      <text:p text:style-name="P22"><text:soft-page-break/><text:span text:style-name="T2">When it comes to verb + noun collocations, there seems to be a great deal of similarity between the two corpora. Some of them (e.g., </text:span><text:span text:style-name="T4">wage wars</text:span><text:span text:style-name="T2">, </text:span><text:span text:style-name="T4">commit crimes</text:span><text:span text:style-name="T2">) occur in both corpora, prompted by the same topic or subject area. Other topic-related collocations were also found, such as </text:span><text:span text:style-name="T4">take parental leave</text:span><text:span text:style-name="T2">, </text:span><text:span text:style-name="T4">meet someone’s needs</text:span><text:span text:style-name="T2">, </text:span><text:span text:style-name="T4">impose restrictions on</text:span><text:span text:style-name="T2"> in the expert corpus and </text:span><text:span text:style-name="T4">launch a media campaign</text:span><text:span text:style-name="T2">, </text:span><text:span text:style-name="T4">make more sales</text:span><text:span text:style-name="T2">, </text:span><text:span text:style-name="T4">make profit</text:span><text:span text:style-name="T2"> in the student corpus. What remains are research-related collocations (e.g., </text:span><text:span text:style-name="T4">conduct</text:span><text:span text:style-name="T2"> + </text:span><text:span text:style-name="T4">research</text:span><text:span text:style-name="T2">, </text:span><text:span text:style-name="T4">collect</text:span><text:span text:style-name="T2"> + </text:span><text:span text:style-name="T4">data</text:span><text:span text:style-name="T2">, </text:span><text:span text:style-name="T4">make + analysis</text:span><text:span text:style-name="T2">), which, again, can be found in both corpora. An additional point to be made here is that verb + noun collocations often show a great deal of formal variability in terms of word order and intervening elements (e.g., </text:span><text:span text:style-name="T4">impose limitations on</text:span><text:span text:style-name="T2">, </text:span><text:span text:style-name="T4">further restrictions are imposed on</text:span><text:span text:style-name="T2">). Such formal variations mean that the core lexical items are not always contiguous and therefore are likely to be missed by automatic retrieval methods; in other words, for both methodological and theoretical reasons, this is an area that is worth further exploration using large corpora. </text:span></text:p>
      <text:p text:style-name="P22"><text:span text:style-name="T2">Nominalisations are a well-established feature of academic writing, used to pack more information into a single sentence. In the present study, the frame nominalisation + </text:span><text:span text:style-name="T4">of</text:span><text:span text:style-name="T2">, with or without an article </text:span><text:span text:style-name="T4">a/an</text:span><text:span text:style-name="T2"> or </text:span><text:span text:style-name="T4">the</text:span><text:span text:style-name="T2"> before the combination, is fairly common in both corpora. However, as shown in Table 5, nominalization + </text:span><text:span text:style-name="T4">of </text:span><text:span text:style-name="T2">constructions in the expert corpus often also contain adjectives (e.g., </text:span><text:span text:style-name="T4">scientific assessment of</text:span><text:span text:style-name="T2">). While the </text:span><text:span text:style-name="T4">of</text:span><text:span text:style-name="T2">-frame represents a grammatical construction, which is considered formulaic on the grounds of its high frequency, there is a strong collocational tie between the two core lexical items involved. A similarly strong collocational link is also apparent in most FSs of the next two categories drawn from the expert corpus (e.g., </text:span><text:span text:style-name="T4">empirical study</text:span><text:span text:style-name="T2">, </text:span><text:span text:style-name="T4">widely used, fully developed</text:span><text:span text:style-name="T2">), many of which are associated with research processes. The student corpus, in sharp contrast, is still dominated by processes related to subject areas (e.g., </text:span><text:span text:style-name="T4">sexual abuse, bought and sold</text:span><text:span text:style-name="T2">). </text:span></text:p>
      <text:p text:style-name="P22"><text:span text:style-name="T2">Moving on to FSs associated with mental processes, although the two corpora display no statistically significant difference in terms of frequency, a close examination of the FSs themselves provided some interesting insights. As can be seen in Table 6, which contains examples identified from both corpora, most of this group of FSs involve two or three key components, which, again, are not always contiguous. Apart from verb + noun and adverb + verb collocations, most of the FSs involve a combination between a noun/adjective/verb and a preposition. Semantically, a great number of the FSs in both corpora are associated with awareness, understanding, decision-making, and opinion. However, the expert corpus yielded more FSs representing a reasoning process (e.g., </text:span><text:span text:style-name="T4">derive from</text:span><text:span text:style-name="T2">, </text:span><text:span text:style-name="T4">draw conclusion</text:span><text:span text:style-name="T2">, </text:span><text:span text:style-name="T4">make observation</text:span><text:span text:style-name="T2">, </text:span><text:span text:style-name="T4">the verification of</text:span><text:span text:style-name="T2">).</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
          </table:table-cell>
          <table:table-cell table:style-name="Table6.A1" office:value-type="string">
            <text:p text:style-name="Standard"><text:span text:style-name="T21">Student corpus</text:span></text:p>
          </table:table-cell>
          <table:table-cell table:style-name="Table6.A1" office:value-type="string">
            <text:p text:style-name="Standard"><text:span text:style-name="T21">Expert corpus</text:span></text:p>
          </table:table-cell>
        </table:table-row>
        <table:table-row table:style-name="Table6.1">
          <table:table-cell table:style-name="Table6.A1" office:value-type="string">
            <text:p text:style-name="Standard"><text:span text:style-name="T21">Nominalisation + Preposition</text:span></text:p>
          </table:table-cell>
          <table:table-cell table:style-name="Table6.A1" office:value-type="string">
            <text:p text:style-name="Standard"><text:span text:style-name="T23">the same commitment to, one’s (a full) understanding of </text:span><text:span text:style-name="T21">(F)</text:span><text:span text:style-name="T23">, one’s conception of, the feeling of, sb’s thoughts about, an awareness of, his view(s) on/about/towards, intentions towards</text:span></text:p>
          </table:table-cell>
          <table:table-cell table:style-name="Table6.A1" office:value-type="string">
            <text:p text:style-name="Standard"><text:span text:style-name="T23">an/the (full) understanding of, awareness of, confidence in, the views of, greater attention to, the thought of, sb’s thoughts on, the perception of, the comprehension of, the verification of, be seen from</text:span></text:p>
          </table:table-cell>
        </table:table-row>
        <table:table-row table:style-name="Table6.1">
          <table:table-cell table:style-name="Table6.A1" office:value-type="string">
            <text:p text:style-name="Standard"><text:span text:style-name="T21">Be + Adjective + Preposition/</text:span><text:span text:style-name="T23">that/to-</text:span><text:span text:style-name="T21">infinitive</text:span></text:p>
          </table:table-cell>
          <table:table-cell table:style-name="Table6.A1" office:value-type="string">
            <text:p text:style-name="Standard"><text:span text:style-name="T23">be (un)aware of, be reluctant to, be inclined to, be anxious to, be interested in, be very conscious about, be mindful that, be highly appreciated by, be wary of, be expected from</text:span></text:p>
          </table:table-cell>
          <table:table-cell table:style-name="Table6.A1" office:value-type="string">
            <text:p text:style-name="Standard"><text:span text:style-name="T23">be (more/not) aware of/that, be opposed to, be concerned with, be prepared to, indifferent to</text:span></text:p>
          </table:table-cell>
        </table:table-row>
        <table:table-row table:style-name="Table6.1">
          <table:table-cell table:style-name="Table6.A1" office:value-type="string">
            <text:p text:style-name="Standard"><text:span text:style-name="T21">Verb + Preposition </text:span></text:p>
          </table:table-cell>
          <table:table-cell table:style-name="Table6.A1" office:value-type="string">
            <text:p text:style-name="Standard"><text:span text:style-name="T23">conceive of, take into account</text:span><text:span text:style-name="T21">, </text:span><text:span text:style-name="T23">extend to</text:span><text:span text:style-name="T21">, </text:span><text:span text:style-name="T23">come up with, rule out, from this emotion we derive</text:span></text:p>
          </table:table-cell>
          <table:table-cell table:style-name="Table6.A1" office:value-type="string">
            <text:p text:style-name="Standard"><text:span text:style-name="T23">derive from, know about, wonder about, hope for, take into consideration/account</text:span></text:p>
          </table:table-cell>
        </table:table-row>
        <table:table-row table:style-name="Table6.1">
          <table:table-cell table:style-name="Table6.A1" office:value-type="string">
            <text:p text:style-name="Standard"><text:span text:style-name="T21">Verb + Noun</text:span></text:p>
          </table:table-cell>
          <table:table-cell table:style-name="Table6.A1" office:value-type="string">
            <text:p text:style-name="Standard"><text:span text:style-name="T23">have sympathy for, make judgements, make sense (of), have no sense of, get some sense of, get an/the rough idea of, take the decision to, decisions were taken, the decisions taken, make informed decisions for, make strategic decisions, decisions regarding which market segments to target can be made, generalisations made, bring to light, give a proof (of)</text:span></text:p>
          </table:table-cell>
          <table:table-cell table:style-name="Table6.A1" office:value-type="string">
            <text:p text:style-name="Standard"><text:span text:style-name="T23">have little (to no) knowledge about/of, the decision should be made, make sense of,</text:span></text:p>
            <text:p text:style-name="Standard"><text:span text:style-name="T23">take stock of, the choices parents make, the major conclusions that can be drawn from, come to these conclusions, make that/this/more final observation(s)</text:span></text:p>
          </table:table-cell>
        </table:table-row>
        <table:table-row table:style-name="Table6.1">
          <table:table-cell table:style-name="Table6.A1" office:value-type="string">
            <text:p text:style-name="Standard"><text:span text:style-name="T21">Other</text:span></text:p>
          </table:table-cell>
          <table:table-cell table:style-name="Table6.A1" office:value-type="string">
            <text:p text:style-name="P11"/>
          </table:table-cell>
          <table:table-cell table:style-name="Table6.A1" office:value-type="string">
            <text:p text:style-name="Standard"><text:span text:style-name="T23">considered carefully, well understood, easily overlooked, better understand,</text:span></text:p>
            <text:p text:style-name="Standard"><text:span text:style-name="T23">feelings and thoughts</text:span></text:p>
          </table:table-cell>
        </table:table-row>
      </table:table>
      <text:p text:style-name="P10"/>
      <text:p text:style-name="P20"><text:span text:style-name="T3">Table 6. Examples of FSs representing mental processes</text:span></text:p>
      <text:p text:style-name="P22"><text:span text:style-name="T21">In contrast, the students seemed more inclined to emploit another type of FSs, associated with an emotional state, as illustrated in the following examples. </text:span></text:p>
      <text:list xml:id="list134354993548513" text:continue-numbering="true" text:style-name="WWNum29">
        <text:list-item>
          <text:p text:style-name="P39"><text:span text:style-name="T23">The Führer </text:span><text:span text:style-name="T27">was only satisfied with</text:span><text:span text:style-name="T23"> forming a </text:span><text:span text:style-name="T4">Protectorate</text:span><text:span text:style-name="T23"> rather than outright annexation when Hàcha unexpectedly co-operated. </text:span><text:span text:style-name="T21">(BAWE_0318e)</text:span></text:p>
        </text:list-item>
        <text:list-item>
          <text:p text:style-name="P39"><text:span text:style-name="T23">She </text:span><text:span text:style-name="T27">is anxious to</text:span><text:span text:style-name="T23"> hear Nicholas say she looks </text:span><text:span text:style-name="T4">beautiful</text:span><text:span text:style-name="T23"> and forces him to say so, this infantile behaviour matches her personality and role as a Gothic heroine. </text:span><text:span text:style-name="T21">(BAWE_3160b)</text:span></text:p>
        </text:list-item>
        <text:list-item>
          <text:p text:style-name="P39"><text:span text:style-name="T23">Exporters need to </text:span><text:span text:style-name="T27">be wary of</text:span><text:span text:style-name="T23"> using the </text:span><text:span text:style-name="T4">same</text:span><text:span text:style-name="T23"> promotional strategy in the UK as in their home country. </text:span><text:span text:style-name="T21">(BAWE_0222a)</text:span></text:p>
        </text:list-item>
      </text:list>
      <text:p text:style-name="P15"><text:span text:style-name="T21">This tendency seems to mirror the students’ use of multi-word lexical verbs associated with material processes as discussed earlier, evincing characteristics of a narrative approach and everyday language in the student essays.</text:span></text:p>
      <text:p text:style-name="P22"><text:span text:style-name="T21">As in the case of FSs associated with mental processes, quantitatively, there is no statistical difference between the two corpora with regard to verbal FSs. Yet a few comments need to be made, nevertheless, about the particular FSs involved. Table 7 gives a list of examples from the dataset. What the two corpora have in common is the use of FSs to offer an explanation or to raise or answer a question, particularly in the expert corpus, with a range of lexical and syntactic variations (e.g., </text:span><text:span text:style-name="T23">answer the question, answer 10 blocks of questions, an answer to the question, the questions asked, ask objective-knowledge questions, ask a follow-up question, ask him a question</text:span><text:span text:style-name="T32">)</text:span><text:span text:style-name="T21">. In addition, topic-related FSs can be found in both corpora (e.g., </text:span><text:span text:style-name="T25">give + consent</text:span><text:span text:style-name="T21">). </text:span></text:p>
      <table:table table:name="Table7" table:style-name="Table7">
        <table:table-column table:style-name="Table7.A"/>
        <table:table-column table:style-name="Table7.B"/>
        <table:table-row table:style-name="Table7.1">
          <table:table-cell table:style-name="Table7.A1" office:value-type="string">
            <text:p text:style-name="Standard"><text:span text:style-name="T21">Student corpus</text:span></text:p>
          </table:table-cell>
          <table:table-cell table:style-name="Table7.A1" office:value-type="string">
            <text:p text:style-name="Standard"><text:span text:style-name="T21">Expert corpus</text:span></text:p>
          </table:table-cell>
        </table:table-row>
        <table:table-row table:style-name="Table7.1">
          <table:table-cell table:style-name="Table7.A1" office:value-type="string">
            <text:p text:style-name="Standard"><text:span text:style-name="T23">a direct answer to the question, ask the question of, </text:span></text:p>
            <text:p text:style-name="Standard"><text:span text:style-name="T23">a more plausible explanation for, be explained by, a plausible explanation, an explanation for, have an explanation of,</text:span></text:p>
            <text:p text:style-name="Standard"><text:span text:style-name="T23">the narration of, a discussion about, be said bout, an excellent/objective account of,</text:span></text:p>
            <text:p text:style-name="Standard"><text:span text:style-name="T23">be called upon to, be accused of, speech made, cheer sb up, talk about/to, laugh at, raise one’s voice, hold/take the floor, make a closing kind of statement, consent to, give informed/full consent</text:span></text:p>
          </table:table-cell>
          <table:table-cell table:style-name="Table7.A1" office:value-type="string">
            <text:p text:style-name="Standard"><text:span text:style-name="T23">answer a list of questions, the questions asked, </text:span></text:p>
            <text:p text:style-name="Standard"><text:span text:style-name="T23">(the) argument(s) for, argue directly against, the justification for, the postulation of, claims that he set out, objections to, three objections that have been raised against, a final objection against, </text:span></text:p>
            <text:p text:style-name="Standard"><text:span text:style-name="T23">explanations of, some/an explanation of, have no plausible naturalistic explanation, any deeper explanation of, account for, </text:span></text:p>
            <text:p text:style-name="Standard"><text:span text:style-name="T23">give a plausible account of, elaborate on, a summary of, a description of, a brief overview to, go into the fine details of, research reports,</text:span></text:p>
            <text:p text:style-name="Standard"><text:span text:style-name="T23">give their informed consent to, commonly called, point out, enquire about, talk about, the repetition of, the utterances of, verbal communication, science communication</text:span></text:p>
          </table:table-cell>
        </table:table-row>
      </table:table>
      <text:p text:style-name="P10"/>
      <text:p text:style-name="P20"><text:span text:style-name="T3">Table 7. Examples of FSs associated with verbal processes</text:span></text:p>
      <text:p text:style-name="P15"><text:soft-page-break/><text:span text:style-name="T21">The main difference between student and expert writing in this regard can be seen in the number of FSs associated with arguments and debates as well as elaboration in the expert corpus (e.g., </text:span><text:span text:style-name="T25">the justification for, an objection against, elaborate on</text:span><text:span text:style-name="T21">) versus that of those expressing actual verbal behaviour in the student corpus (e.g., </text:span><text:span text:style-name="T23">cheer someone up, laugh at, raise one’s voice</text:span><text:span text:style-name="T32">)</text:span><text:span text:style-name="T21">. As Example (7) shows, the latter, most of which are highly idiomatic (e.g., </text:span><text:span text:style-name="T25">take/hold the floor</text:span><text:span text:style-name="T21">), seem to be prompted by, again, a need to narrate what is being analysed – a conversation in this case.</text:span></text:p>
      <text:list xml:id="list134353719628534" text:continue-numbering="true" text:style-name="WWNum29">
        <text:list-item>
          <text:p text:style-name="P39"><text:span text:style-name="T25">At line 11, B </text:span><text:span text:style-name="T28">makes a closing kind of statement</text:span><text:span text:style-name="T25">. It is not very meaningful to the discussion and B is therefore indicating that she has nothing further to add. Speaker A and C both respond with a backchannel, and even though C’s is quite long, (line 13), neither </text:span><text:span text:style-name="T28">take the floor</text:span><text:span text:style-name="T25">.</text:span><text:span text:style-name="T21"> (BAWE_6009b)</text:span></text:p>
        </text:list-item>
      </text:list>
      <text:p text:style-name="P22"><text:span text:style-name="T21">Table 8 provides some examples of FSs representing the most common circumstantial sub-category, namely manner. Most of such FSs are prepositional phrases. As can be seen in Table 8, the expert corpus yielded a more limited range of FSs, mostly in association with the way (manner, fashion, means) in which a process takes place, than did the student corpus. Some of the FSs occurring exclusively in the student corpus, again, involve emotional states such as </text:span><text:span text:style-name="T23">in admiration, with tolerance, in anger, without any major headaches</text:span><text:span text:style-name="T21">. </text:span></text:p>
      <table:table table:name="Table8" table:style-name="Table8">
        <table:table-column table:style-name="Table8.A"/>
        <table:table-column table:style-name="Table8.B"/>
        <table:table-row table:style-name="Table8.1">
          <table:table-cell table:style-name="Table8.A1" office:value-type="string">
            <text:p text:style-name="Standard"><text:span text:style-name="T21">Student corpus</text:span></text:p>
          </table:table-cell>
          <table:table-cell table:style-name="Table8.A1" office:value-type="string">
            <text:p text:style-name="Standard"><text:span text:style-name="T21">Expert corpus</text:span></text:p>
          </table:table-cell>
        </table:table-row>
        <table:table-row table:style-name="Table8.1">
          <table:table-cell table:style-name="Table8.A1" office:value-type="string">
            <text:p text:style-name="Standard"><text:span text:style-name="T23">in such strict dichotomy, with tolerance, in isolation, in Nazi rhetoric, in such a way that, by chance, in the same fashion, in a straightforward manner, the detail in which, in detail, quickly and easily, in anger, in admiration, at rest, in the form of, without any major headaches, positively or negatively, with difficulty, long/short term, in equilibrium, on the macro scale, at this fundamental level, at resonant specific frequencies, in 26 space-time dimensions, at a speed, at 100%, to a minimum</text:span></text:p>
          </table:table-cell>
          <table:table-cell table:style-name="Table8.A1" office:value-type="string">
            <text:p text:style-name="Standard"><text:span text:style-name="T23">in an existential manner, in an easy-to-read and understandable manner, in this manner, in a somewhat Hobbesian fashion, the ways in which, by way of, in this strange way, a political means through which, at the global level, <text:s/>at the macro level, in the conventional form, in detail, under the guidance of, in abstract/ADJ terms</text:span></text:p>
          </table:table-cell>
        </table:table-row>
      </table:table>
      <text:p text:style-name="P10"/>
      <text:p text:style-name="P20"><text:span text:style-name="T3">Table 8. Examples of FSs associated with manner</text:span></text:p>
      <text:p text:style-name="P15"><text:span text:style-name="T21">We have thus far witnessed a tendency, which is distinct of the student corpus, to involve FSs related to emotion as well as verbal and bodily behaviour, regardless of discipline. Together, they may suggest that we are dealing with two different genres here: narrative versus argumentative. However, given that the student essays are academic assignments given to last-year university students in the UK and that they are structured in a similar way to that of the published papers, it may be fair to say that the students at this stage are expected to produce work of a similar genre, albeit limited in scope and depth in comparison to published ones. Or, to put it in another way, they can be regarded as novice writers in training. Indeed, bearing in mind that the two corpora also share a great number of FSs, it is unlikely that they represent two completely different genres of writing. Rather, a more reasonable explanation for the differences observed between the two corpora may be put down to the students’ lack of awareness of genre conventions in terms of the way disciplinary knowledge is constructed and the style of delivery.</text:span></text:p>
      <text:p text:style-name="P22"><text:span text:style-name="T21">The students’ lack of awareness of genre conventions can also be detected elsewhere. Take, for instance, FSs containing the word </text:span><text:span text:style-name="T23">way. </text:span><text:span text:style-name="T21">Altogether, 25 tokens with 16 different types were found in the expert corpus, and 42 tokens with 36 different types in the student corpus. Some examples are given in Table 9. </text:span></text:p>
      <table:table table:name="Table9" table:style-name="Table9">
        <table:table-column table:style-name="Table9.A"/>
        <table:table-column table:style-name="Table9.B"/>
        <table:table-row table:style-name="Table9.1">
          <table:table-cell table:style-name="Table9.A1" office:value-type="string">
            <text:p text:style-name="Standard"><text:span text:style-name="T21">Student corpus </text:span></text:p>
          </table:table-cell>
          <table:table-cell table:style-name="Table9.A1" office:value-type="string">
            <text:p text:style-name="Standard"><text:span text:style-name="T21">Expert corpus</text:span></text:p>
          </table:table-cell>
        </table:table-row>
        <table:table-row table:style-name="Table9.1">
          <table:table-cell table:style-name="Table9.A1" office:value-type="string">
            <text:p text:style-name="Standard"><text:span text:style-name="T23">a quicker way to </text:span></text:p>
            <text:p text:style-name="Standard"><text:span text:style-name="T23">a simple way of</text:span></text:p>
            <text:p text:style-name="Standard"><text:span text:style-name="T23">an invasive way of</text:span></text:p>
            <text:p text:style-name="Standard"><text:span text:style-name="T23">its own way of</text:span></text:p>
            <text:p text:style-name="Standard"><text:span text:style-name="T23">the German way of thinking</text:span></text:p>
            <text:p text:style-name="Standard"><text:span text:style-name="T23">the most effective way of</text:span></text:p>
            <text:p text:style-name="Standard"><text:span text:style-name="T23">the most suitable way to</text:span></text:p>
            <text:p text:style-name="Standard"><text:span text:style-name="T23">the only way to</text:span></text:p>
            <text:p text:style-name="Standard"><text:span text:style-name="T23">the ways of </text:span></text:p>
            <text:p text:style-name="Standard"><text:span text:style-name="T26">in a better way </text:span></text:p>
            <text:p text:style-name="Standard"><text:span text:style-name="T26">in a mechanical way</text:span></text:p>
            <text:p text:style-name="Standard"><text:span text:style-name="T26">in a purely mathematical way</text:span></text:p>
            <text:p text:style-name="Standard"><text:span text:style-name="T26">in a rather abstract way</text:span></text:p>
            <text:p text:style-name="Standard"><text:span text:style-name="T26">in a similar way</text:span></text:p>
            <text:p text:style-name="Standard"><text:span text:style-name="T26">in a simple way</text:span></text:p>
            <text:p text:style-name="Standard"><text:span text:style-name="T26">in a sustainable way</text:span></text:p>
            <text:p text:style-name="Standard"><text:span text:style-name="T26">in a very physical way</text:span></text:p>
            <text:p text:style-name="Standard"><text:span text:style-name="T26">in a way</text:span></text:p>
            <text:p text:style-name="Standard"><text:span text:style-name="T26">in an unsustainable way</text:span></text:p>
            <text:p text:style-name="Standard"><text:span text:style-name="T26">in complex ways</text:span></text:p>
            <text:p text:style-name="Standard"><text:span text:style-name="T26">in quite a simple way</text:span></text:p>
            <text:p text:style-name="Standard"><text:span text:style-name="T26">in this way</text:span></text:p>
            <text:p text:style-name="Standard"><text:span text:style-name="T26">in the way</text:span></text:p>
            <text:p text:style-name="Standard"><text:span text:style-name="T26">in the way of</text:span></text:p>
            <text:p text:style-name="Standard"><text:span text:style-name="T26">in such a way that</text:span></text:p>
            <text:p text:style-name="Standard"><text:span text:style-name="T26">through its unobstrusive way of</text:span></text:p>
            <text:p text:style-name="Standard"><text:span text:style-name="T23">different ways in which</text:span></text:p>
            <text:p text:style-name="Standard"><text:span text:style-name="T23">one of the ways in which</text:span></text:p>
            <text:p text:style-name="Standard"><text:span text:style-name="T23">the way in which</text:span></text:p>
          </table:table-cell>
          <table:table-cell table:style-name="Table9.A1" office:value-type="string">
            <text:p text:style-name="Standard"><text:span text:style-name="T23">the way in which</text:span></text:p>
            <text:p text:style-name="Standard"><text:span text:style-name="T23">its/his/the nurse’ way of </text:span></text:p>
            <text:p text:style-name="Standard"><text:span text:style-name="T23">in a way that</text:span></text:p>
            <text:p text:style-name="Standard"><text:span text:style-name="T23">by way of</text:span></text:p>
            <text:p text:style-name="Standard"><text:span text:style-name="T23">his way of </text:span></text:p>
            <text:p text:style-name="Standard"><text:span text:style-name="T23">in this strange way that</text:span></text:p>
            <text:p text:style-name="Standard"><text:span text:style-name="T23">this way</text:span></text:p>
            <text:p text:style-name="Standard"><text:span text:style-name="T23">a different way to do</text:span></text:p>
            <text:p text:style-name="Standard"><text:span text:style-name="T23">one way that</text:span></text:p>
            <text:p text:style-name="Standard"><text:span text:style-name="T23">in this way</text:span></text:p>
            <text:p text:style-name="Standard"><text:span text:style-name="T23">the way in which</text:span></text:p>
            <text:p text:style-name="Standard"><text:span text:style-name="T23">in such a way that</text:span></text:p>
            <text:p text:style-name="Standard"><text:span text:style-name="T23">in the same way</text:span></text:p>
            <text:p text:style-name="Standard"><text:span text:style-name="T23">in a natural way</text:span></text:p>
            <text:p text:style-name="Standard"><text:span text:style-name="T23">no way of doing</text:span></text:p>
            <text:p text:style-name="Standard"><text:span text:style-name="T23">in a deterministic way</text:span></text:p>
            <text:p text:style-name="P8"/>
          </table:table-cell>
        </table:table-row>
      </table:table>
      <text:p text:style-name="P10"/>
      <text:p text:style-name="P20"><text:span text:style-name="T3">Table 9. FSs with the key word ‘way’</text:span></text:p>
      <text:p text:style-name="P22"><text:span text:style-name="T21">A few points can be made here. First</text:span><text:span text:style-name="T13"> of all, again, there is a great deal of variability in form, with fixed and variable slots occurring in a particular order. Three main patterns emerged from the examples about the use of FSs containing the word </text:span><text:span text:style-name="T15">way</text:span><text:span text:style-name="T13"> in expressing means. All of them involve pairings of functions words (prepositions </text:span><text:span text:style-name="T15">in </text:span><text:span text:style-name="T13">and o</text:span><text:span text:style-name="T15">f</text:span><text:span text:style-name="T13">) with at least one variable slot: </text:span><text:span text:style-name="T15">(a) X way of/to</text:span><text:span text:style-name="T13">, </text:span><text:span text:style-name="T15">in a X way</text:span><text:span text:style-name="T13">, (</text:span><text:span text:style-name="T15">the</text:span><text:span text:style-name="T13">) </text:span><text:span text:style-name="T16">X</text:span><text:span text:style-name="T15"> way in which</text:span><text:span text:style-name="T13">. As noted by Biber (2009), while conversation prefers continuous fixed sequences, the written discourse prefers FSs with internal variable slots. As can be seen here, more often than not, the fixed elements are not adjacent to each other. This is obviously another area where the automatic retrieval methods may be of limited use and which would benefit from a more systematic investigation involving a larger dataset to generate possibly new understanding of features of formulaicity in language use in general and in academic discourse in particular. </text:span></text:p>
      <text:p text:style-name="P22"><text:span text:style-name="T13">As Table 9 shows, the student writers appeared to be less restrained in filling the variable slots than did the expert writers. The </text:span><text:span text:style-name="T21">same</text:span><text:span text:style-name="T13"> can be said of the student writers’ use of FSs associated with quantification. As shown in Table 4, the student writers employed this category of FSs more frequently than did the expert writers, the difference between the two corpora being statistically significant. Table 10 gives some examples of such FSs, which show a wide range in the student corpus, in contrast to a limited set in the expert counterpart. </text:span></text:p>
      <table:table table:name="Table10" table:style-name="Table10">
        <table:table-column table:style-name="Table10.A"/>
        <table:table-column table:style-name="Table10.B"/>
        <table:table-row table:style-name="Table10.1">
          <table:table-cell table:style-name="Table10.A1" office:value-type="string">
            <text:p text:style-name="Standard"><text:span text:style-name="T13">Student corpus</text:span></text:p>
          </table:table-cell>
          <table:table-cell table:style-name="Table10.A1" office:value-type="string">
            <text:p text:style-name="Standard"><text:span text:style-name="T13">Expert corpus</text:span></text:p>
          </table:table-cell>
        </table:table-row>
        <table:table-row table:style-name="Table10.1">
          <table:table-cell table:style-name="Table10.A1" office:value-type="string">
            <text:p text:style-name="Standard"><text:span text:style-name="T15">(quite) a few, lot of, a bit more, a pair of, a piece of, a (very small) number of, a great swathe of, one/some/all/none of, a vast amount of, a piece of, a collection of, a wide array of, a series of</text:span></text:p>
          </table:table-cell>
          <table:table-cell table:style-name="Table10.A1" office:value-type="string">
            <text:p text:style-name="Standard"><text:span text:style-name="T15">a (limited/small/large) number of, a wide range of, some/many/most/either/one of, a multitude of, the vast majority of</text:span></text:p>
          </table:table-cell>
        </table:table-row>
      </table:table>
      <text:p text:style-name="P2"/>
      <text:p text:style-name="P20"><text:span text:style-name="T3">Table 10. Examples of FSs associated with quantification</text:span></text:p>
      <text:p text:style-name="P22"><text:span text:style-name="T13">Some of the expressions, which occur exclusively in the student corpus such as </text:span><text:span text:style-name="T15">a bit more </text:span><text:span text:style-name="T13">in Example (8), testify again to an informal register that is said to be typical of learner writing as a whole, including both L1 and L2 writing. The use of </text:span><text:span text:style-name="T15">harmless </text:span><text:span text:style-name="T13">in Example (9) illustrates a trend that has been observed throughout the current study, namely the extent of liberty or ‘creativity’ that the student writers seemed to assume in filling the internal variable slots of FSs, without realising that some of them may be subject to certain restrictions in a given discourse community. </text:span></text:p>
      <text:list xml:id="list134354516272780" text:continue-numbering="true" text:style-name="WWNum29">
        <text:list-item>
          <text:p text:style-name="P39"><text:span text:style-name="T15">Poincare duality follows after </text:span><text:span text:style-name="T17">a bit more</text:span><text:span text:style-name="T15"> work</text:span><text:span text:style-name="T13">. (BAWE_0049b)</text:span></text:p>
        </text:list-item>
      </text:list>
      <text:list xml:id="list2592085877" text:style-name="WWNum26">
        <text:list-item>
          <text:p text:style-name="P40"><text:soft-page-break/><text:span text:style-name="T15">The patient inhales </text:span><text:span text:style-name="T17">a small, harmless amount of</text:span><text:span text:style-name="T15"> radioactive gas which then attaches itself to red blood cells in the blood… </text:span><text:span text:style-name="T13">(BAWE_6206c)</text:span><text:span text:style-name="T15"> </text:span></text:p>
        </text:list-item>
      </text:list>
      <text:p text:style-name="P15"><text:span text:style-name="T21">It is generally accepted that successful academic writing is marked by a high degree of formulaicity, but what is perhaps less well recognised is that even those seemingly transparent and syntactically flexible word sequences may have established particular patterns of usage that are adhered to, consciously or not, by the members of the discourse community </text:span><text:span text:style-name="T2">(Pérez-Llantada 2014; Wang 2018)</text:span><text:span text:style-name="T21">. </text:span><text:span text:style-name="T13">In this case, even though the use of </text:span><text:span text:style-name="T16">harmless </text:span><text:span text:style-name="T13">is not semantically or grammatically deviant, in academic prose at least, it is not common to have another intervening adjective together with </text:span><text:span text:style-name="T16">small </text:span><text:span text:style-name="T13">in the FS </text:span><text:span text:style-name="T16">a X amount of</text:span><text:span text:style-name="T13">.</text:span><text:span text:style-name="Footnote_20_Symbol"><text:span text:style-name="T13"><text:note text:id="ftn4" text:note-class="footnote"><text:note-citation>4</text:note-citation><text:note-body><text:p text:style-name="P35"><text:span text:style-name="Footnote_20_Symbol"/> <text:span text:style-name="T13">A search of </text:span><text:span text:style-name="T16">small </text:span><text:span text:style-name="T13">+ </text:span><text:span text:style-name="T16">amount of </text:span><text:span text:style-name="T13">in the academic subset of British National Corpus (BNC) returned no instance involving any other adjective in between.</text:span></text:p><text:p text:style-name="Footnote"/></text:note-body></text:note></text:span></text:span><text:span text:style-name="T13"> </text:span><text:span text:style-name="T2">Although native speakers have available to them a large repertoire of everyday formulaic language (Sinclair 1991), the degree of liberty that the student writers seemed to take here, and in many other cases as shown in the study, suggests that the restrictions such FSs are subject to in academic prose may not be readily accessible to L1 students.</text:span></text:p>
      <text:p text:style-name="P18"/>
      <text:list xml:id="list134354371150906" text:continue-list="list134353178718464" text:style-name="WWNum14">
        <text:list-item>
          <text:p text:style-name="P44">Conclusion</text:p>
        </text:list-item>
      </text:list>
      <text:p text:style-name="P15"><text:span text:style-name="T13">The present study set out to explore the potential of a computer-assisted manual approach in identifying and annotating formulaic language in academic writing, with a focus on ideational, or research-oriented, FSs. The first important finding is that ideational FSs account for 70 per cent of all the FSs identified, a considerable proportion that would certainly warrant more serious attention than they have hitherto received. Most of such FSs contain two core lexical items or one lexical and one functional item in fixed slots, with the possibility of variable slots in between and change of word order, making it a particularly challenging task to automatically identify them. However, given their importance in understanding the nature of formulaicity in language use, these are the areas that would certainly benefit from a more vigorous investigation in future research.</text:span></text:p>
      <text:p text:style-name="P22"><text:span text:style-name="T13">Both student and published papers were found to be highly formulaic, particularly in quantitative terms. Indeed, the main differences between the two corpora are of a qualitative nature – that is, the two sets of texts seem to be formulaic in different ways. To start with, FSs associated with research and reasoning processes are conspicuously abundant in the expert corpus, whereas those expressing emotional states as well as verbal and bodily behaviour stand out in the student counterpart, suggesting the students’ lack of awareness of genre conventions in terms of knowledge construction and language style.</text:span></text:p>
      <text:p text:style-name="P22"><text:span text:style-name="T13">Throughout</text:span><text:span text:style-name="T21"> the analysis, we also saw that the student writers seemed to be less restrained in filling the variable slots than were the expert writers. The results suggested that academic writing may not be as ‘creative’ linguistically as the students might have assumed. Rather, many seemingly transparent and syntactically flexible word sequences may have their preferred or conventional patterns of usage in academic discourse, just as members of a particular speech community have preferred ways of saying things (Wray 2002; Kecskes 2016). It was argued that knowledge of such patterns of usage, which are probably not psychologically salient enough, may not be readily accessible to native speakers, echoing the claim that success in academic writing is “never guaranteed by generics or birth right alone” (Rajagopalan’s 2004: 116), but “is acquired rather through lengthy formal education” (Ferguson et al. 2011: 42) (see also Hyland 2016). </text:span></text:p>
      <text:p text:style-name="P22"><text:span text:style-name="T21">The SFL framework for the classification of FSs has proved particularly useful in pinpointing areas of difference between student and expert writing. From a pedagogical point of view, these areas of difference would benefit from more targeted awareness-raising activities in the training of novice writers. </text:span></text:p>
      <text:p text:style-name="P22"><text:span text:style-name="T13">To conclude, through capturing and addressing discontinuous and less frequent - but nevertheless formulaic- FSs that have been largely overlooked in previous research, the approach taken in the present study clearly has potential to contribute to both the understanding and the teaching of FSs in disciplinary writing. However, more data are needed in order to draw more informative and definitive conclusions. As manual identification and annotation can only be carried out to a certain extent, to proceed, there is a need to explore the possibility of at least semi-automated methods for recognising and annotating entities in a large text corpus. Given that most of the ideational FSs identified in the present study involve two core node words, it may be promising to start from individual lexical items, either through a keyword analysis (see, for instance, Soler &amp; Wang 2019) or with a list of pre-selected node words (see Römer 2019), to retrieve FSs and their recurrent usage patterns in an effective and consistent way.</text:span></text:p>
      <text:list xml:id="list134354436328081" text:continue-numbering="true" text:style-name="WWNum14">
        <text:list-item>
          <text:p text:style-name="P44">References</text:p>
        </text:list-item>
      </text:list>
      <text:p text:style-name="P26"/>
      <text:p text:style-name="P28"><text:span text:style-name="T13">Ädel, A., &amp; Erman, B. (2012). Recurrent word combinations in academic writing by native and non-native speakers of English: <text:s/>a lexical bundle approach. </text:span><text:span text:style-name="T15">English for Specific Purposes, </text:span><text:span text:style-name="T13">31(2): 81-92.</text:span></text:p>
      <text:p text:style-name="P27"><text:span text:style-name="T13">Biber, D. 2009. A corpus-driven approach to formulaic language in English: Multi-word patterns in speech and writing. </text:span><text:span text:style-name="T16">International Journal of Corpus Linguistics </text:span><text:span text:style-name="T13">14: 275-311.</text:span></text:p>
      <text:p text:style-name="P27">Biber, D., Johansson, S., Leech, G., Conrad, S., &amp; Finegan, E. 1999. <text:span text:style-name="T39">Longman Grammar of Spoken and Written English. </text:span>Harlow: Pearson.</text:p>
      <text:p text:style-name="P27"><text:span text:style-name="T13">Biber, D, Conrad, S., &amp; Cortes, V. 2004. </text:span><text:span text:style-name="T16">If you look at…</text:span><text:span text:style-name="T13">: lexical bundles in university teaching and textbooks. </text:span><text:span text:style-name="T16">Applied Linguistics </text:span><text:span text:style-name="T13">25 (3): 371-405.</text:span></text:p>
      <text:p text:style-name="P30"><text:span text:style-name="T13">Buerki, A. 2016. Formulaic sequences: a drop in the ocean of constructions or something more significant? </text:span><text:span text:style-name="T15">European Journal of English Studies</text:span><text:span text:style-name="T13">,</text:span><text:span text:style-name="T15"> </text:span><text:span text:style-name="T13">20(1), 15-34.</text:span></text:p>
      <text:p text:style-name="P30"><text:span text:style-name="T13">Caines, A., &amp; Buttery, P. 2017. The effect of task and topic on opportunity of use in learner corpora. In V. Brezina, &amp; L. Flowerdew (eds.), </text:span><text:span text:style-name="T16">Learner Corpus Research: New Perspectives and Applications</text:span><text:span text:style-name="T13">, pp. 5-27.</text:span></text:p>
      <text:p text:style-name="P30"><text:span text:style-name="T13">Callies, M. 2015. Learner corpus methodology. </text:span><text:span text:style-name="T8">In S. Granger, G. Gilquin, &amp; F. Meunier (eds.), </text:span><text:span text:style-name="T6">The Cambridge Handbook of Learner Corpus Research</text:span><text:span text:style-name="T8">, pp. 35-55.</text:span></text:p>
      <text:p text:style-name="P30"><text:span text:style-name="T19">Chen, Y.H., &amp; Baker, P. (2010). </text:span><text:span text:style-name="T13">Lexical bundles in L1 and L2 academic writing. </text:span><text:span text:style-name="T15">Language Learning and Technology </text:span><text:span text:style-name="T13">14(2): 30-49.</text:span></text:p>
      <text:p text:style-name="P25"><text:span text:style-name="T13">Colson, J. P. 2016a. IDIOM Search. http://idiomsearch.lsti.ucl.ac.be/index.html.</text:span></text:p>
      <text:p text:style-name="P27"><text:span text:style-name="T13">Colson, J. P. 2016b. Set Phrases around GLOBALIZATION: An experiment in corpus-based computational phraseology. In F. Alonso Almeida, I. Ortega Barrera, E. Quintana Toledo, &amp; M. E. Sánchez Cuervo (eds.), </text:span><text:span text:style-name="T16">Input a Word, Analyze the World. Selected Approaches to Corpus Linguistics</text:span><text:span text:style-name="T13">, pp. 141-152.</text:span><text:span text:style-name="T16"> </text:span><text:span text:style-name="T13">Newcastle: Cambridge Scholars Publishing.</text:span></text:p>
      <text:p text:style-name="P27"><text:soft-page-break/><text:span text:style-name="T13">Cortes, V. 2004. Lexical bundles in published and student disciplinary writing: Examples from history and biology. </text:span><text:span text:style-name="T15">English for Specific Purposes</text:span><text:span text:style-name="T13">,</text:span><text:span text:style-name="T15"> </text:span><text:span text:style-name="T13">23, 397-423.</text:span></text:p>
      <text:p text:style-name="P27"><text:span text:style-name="T13">Durrant, P. 2017. Lexical bundles and disciplinary variation in university students’ writing: Mapping the territories. </text:span><text:span text:style-name="T15">Applied Linguistics </text:span><text:span text:style-name="T13">38(2): 165-193.</text:span></text:p>
      <text:p text:style-name="P27"><text:span text:style-name="T13">Durrant, P., &amp; Mathew-Aydınlı, J. 2010. A function-first approach to identifying formulaic language in academic writing. </text:span><text:span text:style-name="T16">English for Specific Purposes</text:span><text:span text:style-name="T13"> 30: 58-72.</text:span><text:span text:style-name="T8"> </text:span></text:p>
      <text:p text:style-name="P27"><text:span text:style-name="T8">Ferguson, G., Pérez-Llantada, C., &amp; Plo, R. 2011. English as an international language of scientific publication: A study of attitudes. </text:span><text:span text:style-name="T6">World Englishes </text:span><text:span text:style-name="T8">30: 41-59.</text:span></text:p>
      <text:p text:style-name="P27"><text:span text:style-name="T13">Gilquin, G., &amp; Paquot, M. 2008. Too chatty: Learner academic writing and register variation. </text:span><text:span text:style-name="T15">English Text Construction </text:span><text:span text:style-name="T13">1(1): 41-61.</text:span></text:p>
      <text:p text:style-name="P27"><text:span text:style-name="T13">Gledhill, C. 2011. The ‘lexicogrammar’ approach to analysing phraseology and collocation in ESP texts. </text:span><text:span text:style-name="T15">ASP. la revue du GERAS </text:span><text:span text:style-name="T13">59: 5-23.</text:span></text:p>
      <text:p text:style-name="P27"><text:span text:style-name="T13">Granger, S., &amp; Rayson, P. 1998. Automatic profiling of learner texts. In S. Granger (ed.), </text:span><text:span text:style-name="T16">Learner English on Computer</text:span><text:span text:style-name="T13">, pp. 119-131. London: Longman.</text:span></text:p>
      <text:p text:style-name="P27"><text:span text:style-name="T13">Halliday, M.A.K., revised by C.M.I.M. Matthiessen. 2014. </text:span><text:span text:style-name="T15">Halliday’s Introduction to Functional Grammar </text:span><text:span text:style-name="T13">(4</text:span><text:span text:style-name="T40">th</text:span><text:span text:style-name="T13"> ed.). Oxen: Routledge.</text:span></text:p>
      <text:p text:style-name="P27"><text:span text:style-name="T13">Herbst, T. 2015. Why Construction Grammar catches the worm and corpus data can drive you crazy: Accounting for Idiomatic and Non-idiomatic Idiomaticity. </text:span><text:span text:style-name="T16">Journal of Social Sciences </text:span><text:span text:style-name="T13">11(3): 91-110.</text:span></text:p>
      <text:p text:style-name="P27"><text:span text:style-name="T13">Hyland, K. 2008a. As can be seen: Lexical bundles and disciplinary variation. </text:span><text:span text:style-name="T16">English for Specific Purposes </text:span><text:span text:style-name="T13">27: 4-21.</text:span></text:p>
      <text:p text:style-name="P27"><text:span text:style-name="T13">Hyland, K. 2008b. Academic clusters: text patterning in published and postgraduate writing. </text:span><text:span text:style-name="T15">International Journal of Applied Linguistics </text:span><text:span text:style-name="T13">18(1): 41-62.</text:span></text:p>
      <text:p text:style-name="P27"><text:span text:style-name="T13">Hyland, K. 2012. Bundles in academic discourse. </text:span><text:span text:style-name="T15">Annual Review of Applied Linguistics </text:span><text:span text:style-name="T13">32: 150-169.</text:span></text:p>
      <text:p text:style-name="P27"><text:span text:style-name="T13">Hyland, K. 2016. Academic publishing and the myth of linguistic injustice. Journal of Second Language Writing 31: 58-69.</text:span></text:p>
      <text:p text:style-name="P27"><text:span text:style-name="T8">Kecskes, I. 2016. Deliberate creativity and formulaic language use. In K. Allan, A. Capone, &amp; I. Kecskes (eds.), </text:span><text:span text:style-name="T6">Pragmemes and Theories of Language Use</text:span><text:span text:style-name="T8">, Perspectives in Pragmatics, Philosophy &amp; Psychology 9, pp. 3-20.</text:span><text:span text:style-name="T6"> </text:span><text:span text:style-name="T8">Cham, Switzerland: Springer International Publishing.</text:span></text:p>
      <text:p text:style-name="P27"><text:span text:style-name="T8">Martinez, R. &amp; Schmitt, N. 2012. </text:span><text:span text:style-name="T13">A phrasal expression list. </text:span><text:span text:style-name="T16">Applied Linguistics </text:span><text:span text:style-name="T13">33 (3): 299-320.</text:span></text:p>
      <text:p text:style-name="P29"><text:span text:style-name="T13">Nesi, H., &amp; Gardner, S. 2012. </text:span><text:span text:style-name="T15">Genres across the Disciplines: Student Writing in Higher Education. </text:span><text:span text:style-name="T13">Cambridge: Cambridge University Press.</text:span></text:p>
      <text:p text:style-name="P27"><text:span text:style-name="T13">O’Donnell, M. 2013. </text:span><text:span text:style-name="T15">UAM corpus tool. </text:span><text:span text:style-name="T13">Version 3.0.</text:span></text:p>
      <text:p text:style-name="P31"><text:span text:style-name="T13">Pérez-Llantada, C. (2014). Formulaic language in L1 and L2 expert academic writing: Convergent and divergent usage. </text:span><text:span text:style-name="T15">Journal of English for Academic Purposes</text:span><text:span text:style-name="T13"> 14, 84-94.</text:span></text:p>
      <text:p text:style-name="P31"><text:span text:style-name="T13">Rajagopalan, K. 2004. The concept of ‘World English’ and its implications for ELT. </text:span><text:span text:style-name="T16">ELT Journal</text:span><text:span text:style-name="T13"> 58 (2): 111-117.</text:span></text:p>
      <text:p text:style-name="P31"><text:span text:style-name="T13">Römer, U. 2019. A corpus perspective on the development of verb constructions in second language learners. </text:span><text:span text:style-name="T16">International Journal of Corpus Linguistics </text:span><text:span text:style-name="T13">24 (3): 268-290.</text:span></text:p>
      <text:p text:style-name="P29"><text:span text:style-name="T13">Schneider, N., Onuffer, S., Kazour, N., Danchik, E., Mordowanec, M. T., Conrad, H., &amp; Smith, N. A. 2014. Comprehensive annotation of multiword expressions in a social web corpus. Proceedings of the 9</text:span><text:span text:style-name="T40">th</text:span><text:span text:style-name="T13"> Linguistic Resources and Evaluation Conference, Reykjavík, Iceland. </text:span></text:p>
      <text:p text:style-name="P27"><text:soft-page-break/><text:span text:style-name="T13">Sinclair, J. 1991. </text:span><text:span text:style-name="T15">Corpus, Concordance, Collocation. </text:span><text:span text:style-name="T13">Oxford: OUP.</text:span></text:p>
      <text:p text:style-name="P27"><text:span text:style-name="T13">Siyanova-Chanturia, A. 2013. Eye-tracking and ERPs in multi-word expression research: A state-of-the-art review of the method and findings. </text:span><text:span text:style-name="T15">The Mental Lexicon </text:span><text:span text:style-name="T13">8(2): 245-268.</text:span></text:p>
      <text:p text:style-name="P27"><text:span text:style-name="T13">Soler, J.,</text:span><text:span text:style-name="T20"> </text:span><text:span text:style-name="T13">&amp;</text:span><text:span text:style-name="T20"> </text:span><text:span text:style-name="T14">Wang,</text:span><text:span text:style-name="T20"> </text:span><text:span text:style-name="T13">Y. 2019. What gets published in predatory journals: A corpus-based comparison of two journals in political science. </text:span><text:span text:style-name="T15">Learned Publishing </text:span><text:span text:style-name="T13">32: 259-269.</text:span></text:p>
      <text:p text:style-name="P27"><text:span text:style-name="T13">Wray, A. 2002. </text:span><text:span text:style-name="T16">Formulaic Language and the Lexicon. </text:span><text:span text:style-name="T13">Cambridge: CUP.</text:span></text:p>
      <text:p text:style-name="P27"><text:span text:style-name="T13">Wray, A. 2008. </text:span><text:span text:style-name="T15">Formulaic Language: Pushing the Boundaries. </text:span><text:span text:style-name="T13">Oxford: Oxford University Press.</text:span></text:p>
      <text:p text:style-name="P27"><text:span text:style-name="T13">Wray, A., &amp; Perkins, M. R. 2000. The functions of formulaic language: An integrated model. </text:span><text:span text:style-name="T16">Language and Communication </text:span><text:span text:style-name="T13">20(1): 1-28.</text:span></text:p>
      <text:p text:style-name="P27"><text:span text:style-name="T13">Wang, Y. 2018. </text:span><text:span text:style-name="T15">As Hill seems to suggest</text:span><text:span text:style-name="T13">: Variability in formulaic sequences with interpersonal functions in L1 novice and expert academic writing. </text:span><text:span text:style-name="T15">Journal of English for Academic Purposes </text:span><text:span text:style-name="T13">33: 12-23</text:span><text:span text:style-name="T15">.</text:span></text:p>
      <text:p text:style-name="P27"><text:span text:style-name="T13">Wang, Y. 2019. A functional analysis of text-oriented formulaic expressions in written academic discourse: Multiword sequences vs. single words. </text:span><text:span text:style-name="T15">English for Specific Purposes </text:span><text:span text:style-name="T13">54: 50-6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Arial1"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ＭＳ 明朝"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365f91" style:font-name="Calibri" fo:font-family="Calibri" style:font-family-generic="roman" style:font-pitch="variable" fo:font-size="16pt" style:font-name-asian="ＭＳ ゴシック" style:font-family-asian="'ＭＳ ゴシック'"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365f91" style:font-name="Calibri" fo:font-family="Calibri" style:font-family-generic="roman" style:font-pitch="variable" fo:font-size="13pt" style:font-name-asian="ＭＳ ゴシック" style:font-family-asian="'ＭＳ ゴシック'" style:font-family-generic-asian="system" style:font-pitch-asian="variable" style:font-size-asian="13pt" style:font-name-complex="F"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fo:font-family="Times" style:font-family-generic="roman" style:font-pitch="variable" fo:font-size="10pt" fo:language="en" fo:country="US" style:font-size-asian="10pt" style:font-name-complex="Times New Roman1" style:font-family-complex="'Times New Roman'" style:font-family-generic-complex="system" style:font-pitch-complex="variable" style:font-size-complex="10pt"/>
    </style:style>
    <style:style style:name="Footnote" style:family="paragraph" style:parent-style-name="Standard" style:default-outline-level="" style:class="extra"/>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aption" style:family="paragraph" style:parent-style-name="Standard" style:next-style-name="Standard" style:default-outline-level="">
      <style:paragraph-properties fo:margin-top="0in" fo:margin-bottom="0.139in" loext:contextual-spacing="false"/>
      <style:text-properties fo:color="#4f81bd" fo:font-size="9pt" fo:font-weight="bold" style:font-size-asian="9pt" style:font-weight-asian="bold" style:font-size-complex="9pt" style:font-weight-complex="bold"/>
    </style:style>
    <style:style style:name="Title" style:family="paragraph" style:parent-style-name="Standard" style:next-style-name="Standard" style:default-outline-level="" style:class="chapter">
      <style:paragraph-properties fo:margin-top="0.1665in" fo:margin-bottom="0.0835in" loext:contextual-spacing="false" style:line-height-at-least="0.0693in" fo:text-align="center" style:justify-single-word="false" fo:orphans="0" fo:widows="0" fo:hyphenation-ladder-count="no-limit" fo:keep-with-next="always"/>
      <style:text-properties style:font-name="Arial" fo:font-family="Arial" style:font-family-generic="roman" style:font-pitch="variable" fo:font-size="28pt" fo:language="en" fo:country="US" fo:font-weight="bold" style:font-name-asian="Droid Sans Fallback" style:font-family-asian="'Droid Sans Fallback'" style:font-family-generic-asian="system" style:font-pitch-asian="variable" style:font-size-asian="28pt" style:language-asian="hi" style:country-asian="IN" style:font-weight-asian="bold" style:font-name-complex="FreeSans" style:font-family-complex="FreeSans" style:font-family-generic-complex="system" style:font-pitch-complex="variable" style:font-size-complex="28pt" style:language-complex="hi" style:country-complex="IN" style:font-weight-complex="bold" fo:hyphenate="false" fo:hyphenation-remain-char-count="2" fo:hyphenation-push-char-count="2"/>
    </style:style>
    <style:style style:name="ls_5f_Section1" style:display-name="ls_Section1" style:family="paragraph" style:parent-style-name="Heading_20_1" style:next-style-name="Standard" style:auto-update="true" style:default-outline-level="">
      <style:paragraph-properties fo:margin-top="0.1665in" fo:margin-bottom="0.0835in" loext:contextual-spacing="false" style:line-height-at-least="0.0693in" fo:keep-together="auto" fo:orphans="0" fo:widows="0" fo:hyphenation-ladder-count="no-limit" fo:keep-with-next="auto"/>
      <style:text-properties style:use-window-font-color="true" style:font-name="Arial" fo:font-family="Arial" style:font-family-generic="roman" style:font-pitch="variable" fo:font-size="18pt" fo:language="en" fo:country="US" fo:font-weight="bold" style:font-name-asian="Droid Sans Fallback" style:font-family-asian="'Droid Sans Fallback'" style:font-family-generic-asian="system" style:font-pitch-asian="variable" style:font-size-asian="18pt" style:language-asian="hi" style:country-asian="IN" style:font-weight-asian="bold" style:font-name-complex="FreeSans" style:font-family-complex="FreeSans" style:font-family-generic-complex="system" style:font-pitch-complex="variable" style:font-size-complex="18pt" style:language-complex="hi" style:country-complex="IN" style:font-weight-complex="bold" fo:hyphenate="false" fo:hyphenation-remain-char-count="2" fo:hyphenation-push-char-count="2"/>
    </style:style>
    <style:style style:name="ls_5f_Section2" style:display-name="ls_Section2" style:family="paragraph" style:parent-style-name="Heading_20_2" style:next-style-name="Standard" style:auto-update="true" style:default-outline-level="">
      <style:paragraph-properties fo:margin-top="0.222in" fo:margin-bottom="0.0835in" loext:contextual-spacing="false" style:line-height-at-least="0.0693in" fo:keep-together="auto" fo:orphans="0" fo:widows="0" fo:hyphenation-ladder-count="no-limit"/>
      <style:text-properties style:use-window-font-color="true" style:font-name="Arial" fo:font-family="Arial" style:font-family-generic="roman" style:font-pitch="variable" fo:font-size="16pt" fo:language="en" fo:country="US" fo:font-weight="bold" style:font-name-asian="Droid Sans Fallback" style:font-family-asian="'Droid Sans Fallback'" style:font-family-generic-asian="system" style:font-pitch-asian="variable" style:font-size-asian="16pt" style:language-asian="hi" style:country-asian="IN" style:font-weight-asian="bold" style:font-name-complex="FreeSans" style:font-family-complex="FreeSans" style:font-family-generic-complex="system" style:font-pitch-complex="variable" style:font-size-complex="16pt" style:language-complex="hi" style:country-complex="IN" style:font-weight-complex="bold" fo:hyphenate="false" fo:hyphenation-remain-char-count="2" fo:hyphenation-push-char-count="2"/>
    </style:style>
    <style:style style:name="ls_5f_TableHeading" style:display-name="ls_TableHeading" style:family="paragraph" style:parent-style-name="Standard" style:default-outline-level="">
      <style:paragraph-properties fo:margin-top="0in" fo:margin-bottom="0.111in" loext:contextual-spacing="false" fo:line-height="115%" fo:orphans="0" fo:widows="0" fo:hyphenation-ladder-count="no-limit"/>
      <style:text-properties style:font-name="Times New Roman" fo:font-family="'Times New Roman'" style:font-family-generic="roman" style:font-pitch="variable" fo:language="en" fo:country="US" fo:font-weight="bold" style:font-name-asian="Droid Sans Fallback" style:font-family-asian="'Droid Sans Fallback'" style:font-family-generic-asian="system" style:font-pitch-asian="variable" style:language-asian="hi" style:country-asian="IN" style:font-weight-asian="bold" style:font-name-complex="FreeSans" style:font-family-complex="FreeSans" style:font-family-generic-complex="system" style:font-pitch-complex="variable" style:language-complex="hi" style:country-complex="IN" fo:hyphenate="false" fo:hyphenation-remain-char-count="2" fo:hyphenation-push-char-count="2"/>
    </style:style>
    <style:style style:name="Frame_20_contents" style:display-name="Frame contents" style:family="paragraph" style:parent-style-name="Standard" style:class="extra"/>
    <style:style style:name="Default_20_Paragraph_20_Font" style:display-name="Default Paragraph Font" style:family="text"/>
    <style:style style:name="Footnote_20_Text_20_Char" style:display-name="Footnote Text Char" style:family="text" style:parent-style-name="Default_20_Paragraph_20_Font">
      <style:text-properties fo:language="en" fo:country="GB"/>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er_20_Char" style:display-name="Footer Char" style:family="text" style:parent-style-name="Default_20_Paragraph_20_Font">
      <style:text-properties fo:language="en" fo:country="GB"/>
    </style:style>
    <style:style style:name="page_20_number" style:display-name="page number" style:family="text" style:parent-style-name="Default_20_Paragraph_20_Fon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fo:language="en" fo:country="GB" style:font-size-asian="9pt" style:font-name-complex="Lucida Grande1" style:font-family-complex="'Lucida Grande'" style:font-family-generic-complex="system" style:font-pitch-complex="variable" style:font-size-complex="9pt"/>
    </style:style>
    <style:style style:name="Title_20_Char" style:display-name="Title Char" style:family="text" style:parent-style-name="Default_20_Paragraph_20_Font">
      <style:text-properties style:font-name="Arial" fo:font-family="Arial" style:font-family-generic="roman" style:font-pitch="variable" fo:font-size="28pt" fo:font-weight="bold" style:font-name-asian="Droid Sans Fallback" style:font-family-asian="'Droid Sans Fallback'" style:font-family-generic-asian="system" style:font-pitch-asian="variable" style:font-size-asian="28pt" style:language-asian="hi" style:country-asian="IN" style:font-weight-asian="bold" style:font-name-complex="FreeSans" style:font-family-complex="FreeSans" style:font-family-generic-complex="system" style:font-pitch-complex="variable" style:font-size-complex="28pt" style:language-complex="hi" style:country-complex="IN" style:font-weight-complex="bold"/>
    </style:style>
    <style:style style:name="Heading_20_1_20_Char" style:display-name="Heading 1 Char" style:family="text" style:parent-style-name="Default_20_Paragraph_20_Font">
      <style:text-properties fo:color="#365f91" style:font-name="Calibri" fo:font-family="Calibri" style:font-family-generic="roman" style:font-pitch="variable" fo:font-size="16pt" fo:language="en" fo:country="GB" style:font-name-asian="ＭＳ ゴシック" style:font-family-asian="'ＭＳ ゴシック'"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365f91" style:font-name="Calibri" fo:font-family="Calibri" style:font-family-generic="roman" style:font-pitch="variable" fo:font-size="13pt" fo:language="en" fo:country="GB" style:font-name-asian="ＭＳ ゴシック" style:font-family-asian="'ＭＳ ゴシック'" style:font-family-generic-asian="system" style:font-pitch-asian="variable" style:font-size-asian="13pt" style:font-name-complex="F" style:font-family-generic-complex="system" style:font-pitch-complex="variable" style:font-size-complex="13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78in" fo:margin-left="0.27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78in" fo:margin-left="0.27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78in" fo:margin-left="0.27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78in" fo:margin-left="0.278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25in" fo:margin-left="1.2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5in" fo:margin-left="1.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7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78in" fo:margin-left="0.278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25in" fo:margin-left="1.2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5in" fo:margin-left="1.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7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78in" fo:margin-left="0.278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25in" fo:margin-left="1.2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5in" fo:margin-left="1.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7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78in" fo:margin-left="0.278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25in" fo:margin-left="1.2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5in" fo:margin-left="1.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7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78in" fo:margin-left="0.278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25in" fo:margin-left="1.2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5in" fo:margin-left="1.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7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6972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197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697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197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697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197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6972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197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697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prefix="(" style:num-suffix=")" style:num-format="1">
        <style:list-level-properties text:list-level-position-and-space-mode="label-alignment">
          <style:list-level-label-alignment text:label-followed-by="listtab" fo:text-indent="-0.25in" fo:margin-left="0.4472in"/>
        </style:list-level-properties>
      </text:list-level-style-number>
      <text:list-level-style-bullet text:level="2" text:style-name="ListLabel_20_4" style:num-suffix="o" text:bullet-char="o">
        <style:list-level-properties text:list-level-position-and-space-mode="label-alignment">
          <style:list-level-label-alignment text:label-followed-by="listtab" fo:text-indent="-0.25in" fo:margin-left="0.947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447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947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447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2.947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4472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3.947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447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prefix="(" style:num-suffix=")" style:num-format="1">
        <style:list-level-properties text:list-level-position-and-space-mode="label-alignment">
          <style:list-level-label-alignment text:label-followed-by="listtab" fo:text-indent="-0.25in" fo:margin-left="0.69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prefix="(" style:num-suffix=")" style:num-format="1">
        <style:list-level-properties text:list-level-position-and-space-mode="label-alignment">
          <style:list-level-label-alignment text:label-followed-by="listtab" fo:text-indent="-0.25in" fo:margin-left="0.69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78in" fo:margin-left="0.278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25in" fo:margin-left="1.2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5in" fo:margin-left="1.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7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78in" fo:margin-left="0.278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25in" fo:margin-left="1.2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5in" fo:margin-left="1.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7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P2" style:family="paragraph" style:parent-style-name="Footer">
      <style:paragraph-properties fo:padding="0in" fo:border="none"/>
    </style:style>
    <style:style style:name="MT1" style:family="text"/>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7874in" fo:margin-bottom="0.4925in" fo:margin-left="0.7874in" fo:margin-right="2.7563in" style:writing-mode="lr-tb" style:layout-grid-color="#c0c0c0" style:layout-grid-lines="3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2.2638in" fo:margin-left="0in" fo:margin-right="0in" fo:margin-top="2.2244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08in" draw:z-index="10"><draw:text-box fo:min-height="0in" fo:min-width="0.0161in"><text:p text:style-name="MP2"><text:span text:style-name="page_20_number"><text:page-number text:select-page="current">11</text:page-number></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ing Wang</meta:initial-creator>
    <dc:creator>Ying Wang</dc:creator>
    <meta:editing-cycles>68</meta:editing-cycles>
    <meta:print-date>2020-11-06T11:59:00</meta:print-date>
    <meta:creation-date>2020-09-30T20:22:00</meta:creation-date>
    <dc:date>2020-11-06T15:36:00</dc:date>
    <meta:editing-duration>P1DT10H32M</meta:editing-duration>
    <meta:generator>LibreOffice/6.0.7.3$Linux_X86_64 LibreOffice_project/00m0$Build-3</meta:generator>
    <meta:document-statistic meta:table-count="10" meta:image-count="0" meta:object-count="1" meta:page-count="11" meta:paragraph-count="409" meta:word-count="8604" meta:character-count="54566" meta:non-whitespace-character-count="4633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
      <number:number number:decimal-places="0" loext:min-decimal-places="0" number:min-integer-digits="1"/>
      <number:text>%</number:text>
    </number:percentage-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Cambria" fo:font-size="10pt" style:font-size-asian="10pt" style:font-size-complex="10pt"/>
    </style:style>
    <style:style style:name="ch3" style:family="chart">
      <style:chart-properties chart:percentage="true" chart:include-hidden-cells="false" chart:auto-position="true" chart:auto-size="true" chart:treat-empty-cells="leave-gap"/>
    </style:style>
    <style:style style:name="ch4" style:family="chart" style:data-style-name="N10036">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mbria" fo:font-size="10pt" style:font-size-asian="10pt" style:font-size-complex="10pt"/>
    </style:style>
    <style:style style:name="ch5" style:family="chart" style:data-style-name="N10">
      <style:chart-properties chart:display-label="true" chart:logarithmic="false" chart:interval-minor-divisor="5" chart:gap-width="150" chart:overlap="10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mbria" fo:font-size="10pt" style:font-size-asian="10pt" style:font-size-complex="10pt"/>
    </style:style>
    <style:style style:name="ch6" style:family="chart">
      <style:graphic-properties svg:stroke-width="0.026cm" svg:stroke-color="#878787"/>
    </style:style>
    <style:style style:name="ch7" style:family="chart" style:data-style-name="N10">
      <style:chart-properties chart:link-data-style-to-source="true" chart:label-position="outside">
        <chart:label-separator>
          <text:p>; </text:p>
        </chart:label-separator>
      </style:chart-properties>
      <style:graphic-properties draw:stroke="none" draw:fill-color="#bfbfbf"/>
      <style:text-properties fo:color="#000000" style:text-position="0% 100%" fo:font-family="Cambria" fo:font-size="10pt" style:font-size-asian="10pt" style:font-size-complex="10pt"/>
    </style:style>
    <style:style style:name="ch8" style:family="chart" style:data-style-name="N10">
      <style:chart-properties chart:link-data-style-to-source="true" chart:label-position="outside">
        <chart:label-separator>
          <text:p>; </text:p>
        </chart:label-separator>
      </style:chart-properties>
      <style:graphic-properties draw:stroke="none" draw:fill="hatch"/>
      <style:text-properties fo:color="#000000" style:text-position="0% 100%" fo:font-family="Cambria" fo:font-size="10pt" style:font-size-asian="10pt" style:font-size-complex="10pt"/>
    </style:style>
    <style:style style:name="ch9" style:family="chart" style:data-style-name="N10">
      <style:chart-properties chart:link-data-style-to-source="true" chart:label-position="outside">
        <chart:label-separator>
          <text:p>; </text:p>
        </chart:label-separator>
      </style:chart-properties>
      <style:graphic-properties draw:stroke="none" draw:fill-color="#000000"/>
      <style:text-properties fo:color="#000000" style:text-position="0% 100%" fo:font-family="Cambria" fo:font-size="10pt" style:font-size-asian="10pt"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16cm" svg:height="9cm" xlink:href="." xlink:type="simple" chart:class="chart:bar" chart:style-name="ch1">
        <chart:legend chart:legend-position="end" svg:x="13.287cm" svg:y="3.703cm" style:legend-expansion="high" chart:style-name="ch2"/>
        <chart:plot-area chart:style-name="ch3" chart:data-source-has-labels="both" svg:x="0.32cm" svg:y="0.18cm" svg:width="12.647cm" svg:height="8.64cm">
          <chartooo:coordinate-region svg:x="1.444cm" svg:y="0.379cm" svg:width="11.523cm" svg:height="7.794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deational</text:p>
              </table:table-cell>
              <table:table-cell office:value-type="string">
                <text:p>Textual</text:p>
              </table:table-cell>
              <table:table-cell office:value-type="string">
                <text:p>Interpersonal</text:p>
              </table:table-cell>
            </table:table-row>
          </table:table-header-rows>
          <table:table-rows>
            <table:table-row>
              <table:table-cell office:value-type="string">
                <text:p>Student corpus</text:p>
              </table:table-cell>
              <table:table-cell office:value-type="float" office:value="0.71">
                <text:p>0.71</text:p>
              </table:table-cell>
              <table:table-cell office:value-type="float" office:value="0.1">
                <text:p>0.1</text:p>
              </table:table-cell>
              <table:table-cell office:value-type="float" office:value="0.19">
                <text:p>0.19</text:p>
              </table:table-cell>
            </table:table-row>
            <table:table-row>
              <table:table-cell office:value-type="string">
                <text:p>Expert corpus</text:p>
              </table:table-cell>
              <table:table-cell office:value-type="float" office:value="0.7">
                <text:p>0.7</text:p>
              </table:table-cell>
              <table:table-cell office:value-type="float" office:value="0.12">
                <text:p>0.12</text:p>
              </table:table-cell>
              <table:table-cell office:value-type="float" office:value="0.17">
                <text:p>0.1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